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ffcc99" fo:wrap-option="wrap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7"/>
        <table:table-column table:style-name="co4" table:number-columns-repeated="14" table:default-cell-style-name="Default"/>
        <table:table-column table:style-name="co4" table:default-cell-style-name="ce9"/>
        <table:table-column table:style-name="co4" table:number-columns-repeated="100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6" table:number-columns-repeated="13"/>
          <table:table-cell table:style-name="ce8" table:number-columns-repeated="32"/>
          <table:table-cell table:number-columns-repeated="9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6" table:formula="of:=[.J2]*2" office:value-type="float" office:value="4096" calcext:value-type="float">
            <text:p>4096</text:p>
          </table:table-cell>
          <table:table-cell table:style-name="ce6" table:formula="of:=[.K2]*2" office:value-type="float" office:value="2048" calcext:value-type="float">
            <text:p>2048</text:p>
          </table:table-cell>
          <table:table-cell table:style-name="ce6" table:formula="of:=[.L2]*2" office:value-type="float" office:value="1024" calcext:value-type="float">
            <text:p>1024</text:p>
          </table:table-cell>
          <table:table-cell table:style-name="ce6" table:formula="of:=[.M2]*2" office:value-type="float" office:value="512" calcext:value-type="float">
            <text:p>512</text:p>
          </table:table-cell>
          <table:table-cell table:style-name="ce6" table:formula="of:=[.N2]*2" office:value-type="float" office:value="256" calcext:value-type="float">
            <text:p>256</text:p>
          </table:table-cell>
          <table:table-cell table:style-name="ce6" table:formula="of:=[.O2]*2" office:value-type="float" office:value="128" calcext:value-type="float">
            <text:p>128</text:p>
          </table:table-cell>
          <table:table-cell table:style-name="ce6" table:formula="of:=[.P2]*2" office:value-type="float" office:value="64" calcext:value-type="float">
            <text:p>64</text:p>
          </table:table-cell>
          <table:table-cell table:style-name="ce6" table:formula="of:=[.Q2]*2" office:value-type="float" office:value="32" calcext:value-type="float">
            <text:p>32</text:p>
          </table:table-cell>
          <table:table-cell table:style-name="ce6" table:formula="of:=[.R2]*2" office:value-type="float" office:value="16" calcext:value-type="float">
            <text:p>16</text:p>
          </table:table-cell>
          <table:table-cell table:style-name="ce6" table:formula="of:=[.S2]*2" office:value-type="float" office:value="8" calcext:value-type="float">
            <text:p>8</text:p>
          </table:table-cell>
          <table:table-cell table:style-name="ce6" table:formula="of:=[.T2]*2" office:value-type="float" office:value="4" calcext:value-type="float">
            <text:p>4</text:p>
          </table:table-cell>
          <table:table-cell table:style-name="ce6" table:formula="of:=[.U2]*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[.W2]*2" office:value-type="float" office:value="2147483648" calcext:value-type="float">
            <text:p>2147483648</text:p>
          </table:table-cell>
          <table:table-cell table:style-name="ce8" table:formula="of:=[.X2]*2" office:value-type="float" office:value="1073741824" calcext:value-type="float">
            <text:p>1073741824</text:p>
          </table:table-cell>
          <table:table-cell table:style-name="ce8" table:formula="of:=[.Y2]*2" office:value-type="float" office:value="536870912" calcext:value-type="float">
            <text:p>536870912</text:p>
          </table:table-cell>
          <table:table-cell table:style-name="ce8" table:formula="of:=[.Z2]*2" office:value-type="float" office:value="268435456" calcext:value-type="float">
            <text:p>268435456</text:p>
          </table:table-cell>
          <table:table-cell table:style-name="ce8" table:formula="of:=[.AA2]*2" office:value-type="float" office:value="134217728" calcext:value-type="float">
            <text:p>134217728</text:p>
          </table:table-cell>
          <table:table-cell table:style-name="ce8" table:formula="of:=[.AB2]*2" office:value-type="float" office:value="67108864" calcext:value-type="float">
            <text:p>67108864</text:p>
          </table:table-cell>
          <table:table-cell table:style-name="ce8" table:formula="of:=[.AC2]*2" office:value-type="float" office:value="33554432" calcext:value-type="float">
            <text:p>33554432</text:p>
          </table:table-cell>
          <table:table-cell table:style-name="ce8" table:formula="of:=[.AD2]*2" office:value-type="float" office:value="16777216" calcext:value-type="float">
            <text:p>16777216</text:p>
          </table:table-cell>
          <table:table-cell table:style-name="ce8" table:formula="of:=[.AE2]*2" office:value-type="float" office:value="8388608" calcext:value-type="float">
            <text:p>8388608</text:p>
          </table:table-cell>
          <table:table-cell table:style-name="ce8" table:formula="of:=[.AF2]*2" office:value-type="float" office:value="4194304" calcext:value-type="float">
            <text:p>4194304</text:p>
          </table:table-cell>
          <table:table-cell table:style-name="ce8" table:formula="of:=[.AG2]*2" office:value-type="float" office:value="2097152" calcext:value-type="float">
            <text:p>2097152</text:p>
          </table:table-cell>
          <table:table-cell table:style-name="ce8" table:formula="of:=[.AH2]*2" office:value-type="float" office:value="1048576" calcext:value-type="float">
            <text:p>1048576</text:p>
          </table:table-cell>
          <table:table-cell table:style-name="ce8" table:formula="of:=[.AI2]*2" office:value-type="float" office:value="524288" calcext:value-type="float">
            <text:p>524288</text:p>
          </table:table-cell>
          <table:table-cell table:style-name="ce8" table:formula="of:=[.AJ2]*2" office:value-type="float" office:value="262144" calcext:value-type="float">
            <text:p>262144</text:p>
          </table:table-cell>
          <table:table-cell table:style-name="ce8" table:formula="of:=[.AK2]*2" office:value-type="float" office:value="131072" calcext:value-type="float">
            <text:p>131072</text:p>
          </table:table-cell>
          <table:table-cell table:style-name="ce8" table:formula="of:=[.AL2]*2" office:value-type="float" office:value="65536" calcext:value-type="float">
            <text:p>65536</text:p>
          </table:table-cell>
          <table:table-cell table:style-name="ce8" table:formula="of:=[.AM2]*2" office:value-type="float" office:value="32768" calcext:value-type="float">
            <text:p>32768</text:p>
          </table:table-cell>
          <table:table-cell table:style-name="ce8" table:formula="of:=[.AN2]*2" office:value-type="float" office:value="16384" calcext:value-type="float">
            <text:p>16384</text:p>
          </table:table-cell>
          <table:table-cell table:style-name="ce8" table:formula="of:=[.AO2]*2" office:value-type="float" office:value="8192" calcext:value-type="float">
            <text:p>8192</text:p>
          </table:table-cell>
          <table:table-cell table:style-name="ce8" table:formula="of:=[.AP2]*2" office:value-type="float" office:value="4096" calcext:value-type="float">
            <text:p>4096</text:p>
          </table:table-cell>
          <table:table-cell table:style-name="ce8" table:formula="of:=[.AQ2]*2" office:value-type="float" office:value="2048" calcext:value-type="float">
            <text:p>2048</text:p>
          </table:table-cell>
          <table:table-cell table:style-name="ce8" table:formula="of:=[.AR2]*2" office:value-type="float" office:value="1024" calcext:value-type="float">
            <text:p>1024</text:p>
          </table:table-cell>
          <table:table-cell table:style-name="ce8" table:formula="of:=[.AS2]*2" office:value-type="float" office:value="512" calcext:value-type="float">
            <text:p>512</text:p>
          </table:table-cell>
          <table:table-cell table:style-name="ce8" table:formula="of:=[.AT2]*2" office:value-type="float" office:value="256" calcext:value-type="float">
            <text:p>256</text:p>
          </table:table-cell>
          <table:table-cell table:style-name="ce8" table:formula="of:=[.AU2]*2" office:value-type="float" office:value="128" calcext:value-type="float">
            <text:p>128</text:p>
          </table:table-cell>
          <table:table-cell table:style-name="ce8" table:formula="of:=[.AV2]*2" office:value-type="float" office:value="64" calcext:value-type="float">
            <text:p>64</text:p>
          </table:table-cell>
          <table:table-cell table:style-name="ce8" table:formula="of:=[.AW2]*2" office:value-type="float" office:value="32" calcext:value-type="float">
            <text:p>32</text:p>
          </table:table-cell>
          <table:table-cell table:style-name="ce8" table:formula="of:=[.AX2]*2" office:value-type="float" office:value="16" calcext:value-type="float">
            <text:p>16</text:p>
          </table:table-cell>
          <table:table-cell table:style-name="ce8" table:formula="of:=[.AY2]*2" office:value-type="float" office:value="8" calcext:value-type="float">
            <text:p>8</text:p>
          </table:table-cell>
          <table:table-cell table:style-name="ce8" table:formula="of:=[.AZ2]*2" office:value-type="float" office:value="4" calcext:value-type="float">
            <text:p>4</text:p>
          </table:table-cell>
          <table:table-cell table:style-name="ce8" table:formula="of:=[.BA2]*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6" office:value-type="string" calcext:value-type="string">
            <text:p>Ctrl_Hex HIGH</text:p>
          </table:table-cell>
          <table:table-cell table:style-name="ce6" office:value-type="string" calcext:value-type="string">
            <text:p>Ctrl_int HIGH</text:p>
          </table:table-cell>
          <table:table-cell table:style-name="ce8" office:value-type="string" calcext:value-type="string">
            <text:p>Ctrl_Hex LOW</text:p>
          </table:table-cell>
          <table:table-cell table:style-name="ce8" office:value-type="string" calcext:value-type="string">
            <text:p>Ctrl_int LOW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B11</text:p>
          </table:table-cell>
          <table:table-cell table:style-name="ce6" office:value-type="string" calcext:value-type="string">
            <text:p>B10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B0</text:p>
          </table:table-cell>
          <table:table-cell table:style-name="ce8" office:value-type="string" calcext:value-type="string">
            <text:p>B31</text:p>
          </table:table-cell>
          <table:table-cell table:style-name="ce8" office:value-type="string" calcext:value-type="string">
            <text:p>B30</text:p>
          </table:table-cell>
          <table:table-cell table:style-name="ce8" office:value-type="string" calcext:value-type="string">
            <text:p>B29</text:p>
          </table:table-cell>
          <table:table-cell table:style-name="ce8" office:value-type="string" calcext:value-type="string">
            <text:p>B28</text:p>
          </table:table-cell>
          <table:table-cell table:style-name="ce8" office:value-type="string" calcext:value-type="string">
            <text:p>B27</text:p>
          </table:table-cell>
          <table:table-cell table:style-name="ce8" office:value-type="string" calcext:value-type="string">
            <text:p>B26</text:p>
          </table:table-cell>
          <table:table-cell table:style-name="ce8" office:value-type="string" calcext:value-type="string">
            <text:p>B25</text:p>
          </table:table-cell>
          <table:table-cell table:style-name="ce8" office:value-type="string" calcext:value-type="string">
            <text:p>B24</text:p>
          </table:table-cell>
          <table:table-cell table:style-name="ce8" office:value-type="string" calcext:value-type="string">
            <text:p>B23</text:p>
          </table:table-cell>
          <table:table-cell table:style-name="ce8" office:value-type="string" calcext:value-type="string">
            <text:p>B22</text:p>
          </table:table-cell>
          <table:table-cell table:style-name="ce8" office:value-type="string" calcext:value-type="string">
            <text:p>B21</text:p>
          </table:table-cell>
          <table:table-cell table:style-name="ce8" office:value-type="string" calcext:value-type="string">
            <text:p>B20</text:p>
          </table:table-cell>
          <table:table-cell table:style-name="ce8" office:value-type="string" calcext:value-type="string">
            <text:p>B19</text:p>
          </table:table-cell>
          <table:table-cell table:style-name="ce8" office:value-type="string" calcext:value-type="string">
            <text:p>B18</text:p>
          </table:table-cell>
          <table:table-cell table:style-name="ce8" office:value-type="string" calcext:value-type="string">
            <text:p>B17</text:p>
          </table:table-cell>
          <table:table-cell table:style-name="ce8" office:value-type="string" calcext:value-type="string">
            <text:p>B16</text:p>
          </table:table-cell>
          <table:table-cell table:style-name="ce8" office:value-type="string" calcext:value-type="string">
            <text:p>B15</text:p>
          </table:table-cell>
          <table:table-cell table:style-name="ce8" office:value-type="string" calcext:value-type="string">
            <text:p>B14</text:p>
          </table:table-cell>
          <table:table-cell table:style-name="ce8" office:value-type="string" calcext:value-type="string">
            <text:p>B13</text:p>
          </table:table-cell>
          <table:table-cell table:style-name="ce8" office:value-type="string" calcext:value-type="string">
            <text:p>B12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B10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B7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B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>
            <text:p>SP_RD</text:p>
          </table:table-cell>
          <table:table-cell table:style-name="ce6" office:value-type="string" calcext:value-type="string">
            <text:p>SP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SP_DEC</text:p>
          </table:table-cell>
          <table:table-cell table:style-name="ce6" office:value-type="string" calcext:value-type="string">
            <text:p>SP_WR</text:p>
          </table:table-cell>
          <table:table-cell table:style-name="ce6" office:value-type="string" calcext:value-type="string">
            <text:p>SPH</text:p>
          </table:table-cell>
          <table:table-cell table:style-name="ce6" office:value-type="string" calcext:value-type="string">
            <text:p>SP_RAM</text:p>
          </table:table-cell>
          <table:table-cell table:style-name="ce6" office:value-type="string" calcext:value-type="string">
            <text:p>REG_WR</text:p>
          </table:table-cell>
          <table:table-cell table:style-name="ce6" office:value-type="string" calcext:value-type="string">
            <text:p>REG_RD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2" office:value-type="string" calcext:value-type="string">
            <text:p>REG_ADR_WR</text:p>
          </table:table-cell>
          <table:table-cell table:style-name="ce8" office:value-type="string" calcext:value-type="string">
            <text:p>RST</text:p>
          </table:table-cell>
          <table:table-cell table:style-name="ce8" office:value-type="string" calcext:value-type="string">
            <text:p>HLT</text:p>
          </table:table-cell>
          <table:table-cell table:style-name="ce8" office:value-type="string" calcext:value-type="string">
            <text:p>JZ</text:p>
          </table:table-cell>
          <table:table-cell table:style-name="ce8" office:value-type="string" calcext:value-type="string">
            <text:p>JLT</text:p>
          </table:table-cell>
          <table:table-cell table:style-name="ce8" office:value-type="string" calcext:value-type="string">
            <text:p>JGT</text:p>
          </table:table-cell>
          <table:table-cell table:style-name="ce8" office:value-type="string" calcext:value-type="string">
            <text:p>JNZ</text:p>
          </table:table-cell>
          <table:table-cell table:style-name="ce8" office:value-type="string" calcext:value-type="string">
            <text:p>F_WR</text:p>
          </table:table-cell>
          <table:table-cell table:style-name="ce8" office:value-type="string" calcext:value-type="string">
            <text:p>F_RD</text:p>
          </table:table-cell>
          <table:table-cell table:style-name="ce8" office:value-type="string" calcext:value-type="string">
            <text:p>LO_RD</text:p>
          </table:table-cell>
          <table:table-cell table:style-name="ce8" office:value-type="string" calcext:value-type="string">
            <text:p>HI_RD</text:p>
          </table:table-cell>
          <table:table-cell table:style-name="ce8" office:value-type="string" calcext:value-type="string">
            <text:p>IO_WR</text:p>
          </table:table-cell>
          <table:table-cell table:style-name="ce8" office:value-type="string" calcext:value-type="string">
            <text:p>IO_RD</text:p>
          </table:table-cell>
          <table:table-cell table:style-name="ce8" office:value-type="string" calcext:value-type="string">
            <text:p>LD_COUNT</text:p>
          </table:table-cell>
          <table:table-cell table:style-name="ce8" office:value-type="string" calcext:value-type="string">
            <text:p>ROM_RD</text:p>
          </table:table-cell>
          <table:table-cell table:style-name="ce8" office:value-type="string" calcext:value-type="string">
            <text:p>RAM_RD</text:p>
          </table:table-cell>
          <table:table-cell table:style-name="ce8" office:value-type="string" calcext:value-type="string">
            <text:p>RAM_WR</text:p>
          </table:table-cell>
          <table:table-cell table:style-name="ce8" office:value-type="string" calcext:value-type="string">
            <text:p>HI_WR</text:p>
          </table:table-cell>
          <table:table-cell table:style-name="ce8" office:value-type="string" calcext:value-type="string">
            <text:p>LO_WR</text:p>
          </table:table-cell>
          <table:table-cell table:style-name="ce8" office:value-type="string" calcext:value-type="string">
            <text:p>IR_WR</text:p>
          </table:table-cell>
          <table:table-cell table:style-name="ce8" office:value-type="string" calcext:value-type="string">
            <text:p>COUNT_INC</text:p>
          </table:table-cell>
          <table:table-cell table:style-name="ce8" office:value-type="string" calcext:value-type="string">
            <text:p>CLC</text:p>
          </table:table-cell>
          <table:table-cell table:style-name="ce8" office:value-type="string" calcext:value-type="string">
            <text:p>B_RD</text:p>
          </table:table-cell>
          <table:table-cell table:style-name="ce8" office:value-type="string" calcext:value-type="string">
            <text:p>B_WR</text:p>
          </table:table-cell>
          <table:table-cell table:style-name="ce8" office:value-type="string" calcext:value-type="string">
            <text:p>A_RD</text:p>
          </table:table-cell>
          <table:table-cell table:style-name="ce8" office:value-type="string" calcext:value-type="string">
            <text:p>A_WR</text:p>
          </table:table-cell>
          <table:table-cell table:style-name="ce8" office:value-type="string" calcext:value-type="string">
            <text:p>ALU_RD</text:p>
          </table:table-cell>
          <table:table-cell table:style-name="ce8" office:value-type="string" calcext:value-type="string">
            <text:p>ALU_FUN2</text:p>
          </table:table-cell>
          <table:table-cell table:style-name="ce8" office:value-type="string" calcext:value-type="string">
            <text:p>ALU_FUN1</text:p>
          </table:table-cell>
          <table:table-cell table:style-name="ce8" office:value-type="string" calcext:value-type="string">
            <text:p>ALU_FUN0</text:p>
          </table:table-cell>
          <table:table-cell table:style-name="ce8" office:value-type="string" calcext:value-type="string">
            <text:p>ALU_REG1</text:p>
          </table:table-cell>
          <table:table-cell table:style-name="ce8" office:value-type="string" calcext:value-type="string">
            <text:p>ALU_REG0</text:p>
          </table:table-cell>
          <table:table-cell table:style-name="ce8" office:value-type="string" calcext:value-type="string">
            <text:p>WC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3" table:number-columns-repeated="18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U6]*[.U$2]+[.T6]*[.T$2]+[.S6]*[.S$2]+[.R6]*[.R$2]+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+[.AZ6]*[.$AZ$2]+[.BA6]*[.$BA$2]" office:value-type="float" office:value="270336" calcext:value-type="float">
            <text:p>270336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U7]*[.U$2]+[.T7]*[.T$2]+[.S7]*[.S$2]+[.R7]*[.R$2]+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+[.AZ7]*[.$AZ$2]+[.BA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U8]*[.U$2]+[.T8]*[.T$2]+[.S8]*[.S$2]+[.R8]*[.R$2]+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+[.AZ8]*[.$AZ$2]+[.BA8]*[.$BA$2]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U9]*[.U$2]+[.T9]*[.T$2]+[.S9]*[.S$2]+[.R9]*[.R$2]+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+[.AZ9]*[.$AZ$2]+[.BA9]*[.$BA$2]" office:value-type="float" office:value="1152" calcext:value-type="float">
            <text:p>1152</text:p>
          </table:table-cell>
          <table:table-cell table:number-columns-repeated="13"/>
          <table:table-cell table:style-name="Default"/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U10]*[.U$2]+[.T10]*[.T$2]+[.S10]*[.S$2]+[.R10]*[.R$2]+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+[.AZ10]*[.$AZ$2]+[.BA1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U11]*[.U$2]+[.T11]*[.T$2]+[.S11]*[.S$2]+[.R11]*[.R$2]+[.Q11]*[.Q$2]+[.P11]*[.P$2]+[.O11]*[.O$2]+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+[.AZ11]*[.$AZ$2]+[.BA11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U12]*[.U$2]+[.T12]*[.T$2]+[.S12]*[.S$2]+[.R12]*[.R$2]+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+[.AZ12]*[.$AZ$2]+[.BA1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U13]*[.U$2]+[.T13]*[.T$2]+[.S13]*[.S$2]+[.R13]*[.R$2]+[.Q13]*[.Q$2]+[.P13]*[.P$2]+[.O13]*[.O$2]+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+[.AZ13]*[.$AZ$2]+[.BA13]*[.$BA$2]" office:value-type="float" office:value="128" calcext:value-type="float">
            <text:p>128</text:p>
          </table:table-cell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U14]*[.U$2]+[.T14]*[.T$2]+[.S14]*[.S$2]+[.R14]*[.R$2]+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+[.AZ14]*[.$AZ$2]+[.BA1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U15]*[.U$2]+[.T15]*[.T$2]+[.S15]*[.S$2]+[.R15]*[.R$2]+[.Q15]*[.Q$2]+[.P15]*[.P$2]+[.O15]*[.O$2]+[.N15]*[.N$2]+[.M15]*[.M$2]+[.L15]*[.L$2]+[.K15]*[.K$2]+[.J15]*[.J$2]+[.I15]*[.I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+[.AZ15]*[.$AZ$2]+[.BA15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U16]*[.U$2]+[.T16]*[.T$2]+[.S16]*[.S$2]+[.R16]*[.R$2]+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+[.AZ16]*[.$AZ$2]+[.BA1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U17]*[.U$2]+[.T17]*[.T$2]+[.S17]*[.S$2]+[.R17]*[.R$2]+[.Q17]*[.Q$2]+[.P17]*[.P$2]+[.O17]*[.O$2]+[.N17]*[.N$2]+[.M17]*[.M$2]+[.L17]*[.L$2]+[.K17]*[.K$2]+[.J17]*[.J$2]+[.I17]*[.I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+[.AZ17]*[.$AZ$2]+[.BA17]*[.$BA$2]" office:value-type="float" office:value="512" calcext:value-type="float">
            <text:p>512</text:p>
          </table:table-cell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number-columns-repeated="25"/>
          <table:table-cell table:style-name="ce11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U18]*[.U$2]+[.T18]*[.T$2]+[.S18]*[.S$2]+[.R18]*[.R$2]+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+[.AZ18]*[.$AZ$2]+[.BA1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U19]*[.U$2]+[.T19]*[.T$2]+[.S19]*[.S$2]+[.R19]*[.R$2]+[.Q19]*[.Q$2]+[.P19]*[.P$2]+[.O19]*[.O$2]+[.N19]*[.N$2]+[.M19]*[.M$2]+[.L19]*[.L$2]+[.K19]*[.K$2]+[.J19]*[.J$2]+[.I19]*[.I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+[.AZ19]*[.$AZ$2]+[.BA19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U20]*[.U$2]+[.T20]*[.T$2]+[.S20]*[.S$2]+[.R20]*[.R$2]+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+[.AZ20]*[.$AZ$2]+[.BA2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U21]*[.U$2]+[.T21]*[.T$2]+[.S21]*[.S$2]+[.R21]*[.R$2]+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+[.AZ21]*[.$AZ$2]+[.BA21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U22]*[.U$2]+[.T22]*[.T$2]+[.S22]*[.S$2]+[.R22]*[.R$2]+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+[.AZ22]*[.$AZ$2]+[.BA2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U23]*[.U$2]+[.T23]*[.T$2]+[.S23]*[.S$2]+[.R23]*[.R$2]+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+[.AZ23]*[.$AZ$2]+[.BA23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U24]*[.U$2]+[.T24]*[.T$2]+[.S24]*[.S$2]+[.R24]*[.R$2]+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+[.AZ24]*[.$AZ$2]+[.BA24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U25]*[.U$2]+[.T25]*[.T$2]+[.S25]*[.S$2]+[.R25]*[.R$2]+[.Q25]*[.Q$2]+[.P25]*[.P$2]+[.O25]*[.O$2]+[.N25]*[.N$2]+[.M25]*[.M$2]+[.L25]*[.L$2]+[.K25]*[.K$2]+[.J25]*[.J$2]+[.I25]*[.I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+[.AZ25]*[.$AZ$2]+[.BA25]*[.$BA$2]" office:value-type="float" office:value="65536" calcext:value-type="float">
            <text:p>65536</text:p>
          </table:table-cell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U26]*[.U$2]+[.T26]*[.T$2]+[.S26]*[.S$2]+[.R26]*[.R$2]+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+[.AZ26]*[.$AZ$2]+[.BA26]*[.$BA$2]" office:value-type="float" office:value="2147483648" calcext:value-type="float">
            <text:p>2147483648</text:p>
          </table:table-cell>
          <table:table-cell table:number-columns-repeated="9"/>
          <table:table-cell table:style-name="ce9"/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4"/>
          <table:table-cell table:style-name="ce11"/>
          <table:table-cell table:number-columns-repeated="98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U27]*[.U$2]+[.T27]*[.T$2]+[.S27]*[.S$2]+[.R27]*[.R$2]+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+[.AZ27]*[.$AZ$2]+[.BA27]*[.$BA$2]" office:value-type="float" office:value="768" calcext:value-type="float">
            <text:p>768</text:p>
          </table:table-cell>
          <table:table-cell table:number-columns-repeated="3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U28]*[.U$2]+[.T28]*[.T$2]+[.S28]*[.S$2]+[.R28]*[.R$2]+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+[.AZ28]*[.$AZ$2]+[.BA2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U29]*[.U$2]+[.T29]*[.T$2]+[.S29]*[.S$2]+[.R29]*[.R$2]+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+[.AZ29]*[.$AZ$2]+[.BA29]*[.$BA$2]" office:value-type="float" office:value="33024" calcext:value-type="float">
            <text:p>33024</text:p>
          </table:table-cell>
          <table:table-cell table:number-columns-repeated="13"/>
          <table:table-cell table:style-name="ce2"/>
          <table:table-cell table:number-columns-repeated="15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U30]*[.U$2]+[.T30]*[.T$2]+[.S30]*[.S$2]+[.R30]*[.R$2]+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+[.AZ30]*[.$AZ$2]+[.BA3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U31]*[.U$2]+[.T31]*[.T$2]+[.S31]*[.S$2]+[.R31]*[.R$2]+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+[.AZ31]*[.$AZ$2]+[.BA31]*[.$BA$2]" office:value-type="float" office:value="16640" calcext:value-type="float">
            <text:p>16640</text:p>
          </table:table-cell>
          <table:table-cell table:number-columns-repeated="13"/>
          <table:table-cell table:style-name="ce2"/>
          <table:table-cell table:number-columns-repeated="16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U32]*[.U$2]+[.T32]*[.T$2]+[.S32]*[.S$2]+[.R32]*[.R$2]+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+[.AZ32]*[.$AZ$2]+[.BA3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U33]*[.U$2]+[.T33]*[.T$2]+[.S33]*[.S$2]+[.R33]*[.R$2]+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+[.AZ33]*[.$AZ$2]+[.BA33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U34]*[.U$2]+[.T34]*[.T$2]+[.S34]*[.S$2]+[.R34]*[.R$2]+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+[.AZ34]*[.$AZ$2]+[.BA34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U35]*[.U$2]+[.T35]*[.T$2]+[.S35]*[.S$2]+[.R35]*[.R$2]+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+[.AZ35]*[.$AZ$2]+[.BA35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U36]*[.U$2]+[.T36]*[.T$2]+[.S36]*[.S$2]+[.R36]*[.R$2]+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+[.AZ36]*[.$AZ$2]+[.BA3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37];8)" office:value-type="string" office:string-value="00000000" calcext:value-type="string">
            <text:p>00000000</text:p>
          </table:table-cell>
          <table:table-cell table:formula="of:=[.U37]*[.U$2]+[.T37]*[.T$2]+[.S37]*[.S$2]+[.R37]*[.R$2]+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+[.AZ37]*[.$AZ$2]+[.BA37]*[.$BA$2]" office:value-type="float" office:value="65792" calcext:value-type="float">
            <text:p>65792</text:p>
          </table:table-cell>
          <table:table-cell table:number-columns-repeated="28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U38]*[.U$2]+[.T38]*[.T$2]+[.S38]*[.S$2]+[.R38]*[.R$2]+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+[.AZ38]*[.$AZ$2]+[.BA3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U39]*[.U$2]+[.T39]*[.T$2]+[.S39]*[.S$2]+[.R39]*[.R$2]+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+[.AZ39]*[.$AZ$2]+[.BA39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U40]*[.U$2]+[.T40]*[.T$2]+[.S40]*[.S$2]+[.R40]*[.R$2]+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+[.AZ40]*[.$AZ$2]+[.BA4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U41]*[.U$2]+[.T41]*[.T$2]+[.S41]*[.S$2]+[.R41]*[.R$2]+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+[.AZ41]*[.$AZ$2]+[.BA41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U42]*[.U$2]+[.T42]*[.T$2]+[.S42]*[.S$2]+[.R42]*[.R$2]+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+[.AZ42]*[.$AZ$2]+[.BA4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U43]*[.U$2]+[.T43]*[.T$2]+[.S43]*[.S$2]+[.R43]*[.R$2]+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+[.AZ43]*[.$AZ$2]+[.BA43]*[.$BA$2]" office:value-type="float" office:value="66560" calcext:value-type="float">
            <text:p>66560</text:p>
          </table:table-cell>
          <table:table-cell table:number-columns-repeated="28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U44]*[.U$2]+[.T44]*[.T$2]+[.S44]*[.S$2]+[.R44]*[.R$2]+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+[.AZ44]*[.$AZ$2]+[.BA4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U45]*[.U$2]+[.T45]*[.T$2]+[.S45]*[.S$2]+[.R45]*[.R$2]+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+[.AZ45]*[.$AZ$2]+[.BA45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U46]*[.U$2]+[.T46]*[.T$2]+[.S46]*[.S$2]+[.R46]*[.R$2]+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+[.AZ46]*[.$AZ$2]+[.BA4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U47]*[.U$2]+[.T47]*[.T$2]+[.S47]*[.S$2]+[.R47]*[.R$2]+[.Q47]*[.Q$2]+[.P47]*[.P$2]+[.O47]*[.O$2]+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+[.AZ47]*[.$AZ$2]+[.BA47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U48]*[.U$2]+[.T48]*[.T$2]+[.S48]*[.S$2]+[.R48]*[.R$2]+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+[.AZ48]*[.$AZ$2]+[.BA48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U49]*[.U$2]+[.T49]*[.T$2]+[.S49]*[.S$2]+[.R49]*[.R$2]+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+[.AZ49]*[.$AZ$2]+[.BA49]*[.$BA$2]" office:value-type="float" office:value="131200" calcext:value-type="float">
            <text:p>131200</text:p>
          </table:table-cell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style-name="ce9"/>
          <table:table-cell table:number-columns-repeated="7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U50]*[.U$2]+[.T50]*[.T$2]+[.S50]*[.S$2]+[.R50]*[.R$2]+[.Q50]*[.Q$2]+[.P50]*[.P$2]+[.O50]*[.O$2]+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+[.AZ50]*[.$AZ$2]+[.BA5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U51]*[.U$2]+[.T51]*[.T$2]+[.S51]*[.S$2]+[.R51]*[.R$2]+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+[.AZ51]*[.$AZ$2]+[.BA51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U52]*[.U$2]+[.T52]*[.T$2]+[.S52]*[.S$2]+[.R52]*[.R$2]+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+[.AZ52]*[.$AZ$2]+[.BA5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U53]*[.U$2]+[.T53]*[.T$2]+[.S53]*[.S$2]+[.R53]*[.R$2]+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+[.AZ53]*[.$AZ$2]+[.BA53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U54]*[.U$2]+[.T54]*[.T$2]+[.S54]*[.S$2]+[.R54]*[.R$2]+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+[.AZ54]*[.$AZ$2]+[.BA54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U55]*[.U$2]+[.T55]*[.T$2]+[.S55]*[.S$2]+[.R55]*[.R$2]+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+[.AZ55]*[.$AZ$2]+[.BA55]*[.$BA$2]" office:value-type="float" office:value="131584" calcext:value-type="float">
            <text:p>131584</text:p>
          </table:table-cell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style-name="ce9"/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U56]*[.U$2]+[.T56]*[.T$2]+[.S56]*[.S$2]+[.R56]*[.R$2]+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+[.AZ56]*[.$AZ$2]+[.BA5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U57]*[.U$2]+[.T57]*[.T$2]+[.S57]*[.S$2]+[.R57]*[.R$2]+[.Q57]*[.Q$2]+[.P57]*[.P$2]+[.O57]*[.O$2]+[.N57]*[.N$2]+[.M57]*[.M$2]+[.L57]*[.L$2]+[.K57]*[.K$2]+[.J57]*[.J$2]+[.I57]*[.I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+[.AZ57]*[.$AZ$2]+[.BA57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U58]*[.U$2]+[.T58]*[.T$2]+[.S58]*[.S$2]+[.R58]*[.R$2]+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+[.AZ58]*[.$AZ$2]+[.BA58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U59]*[.U$2]+[.T59]*[.T$2]+[.S59]*[.S$2]+[.R59]*[.R$2]+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+[.AZ59]*[.$AZ$2]+[.BA59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U60]*[.U$2]+[.T60]*[.T$2]+[.S60]*[.S$2]+[.R60]*[.R$2]+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+[.AZ60]*[.$AZ$2]+[.BA6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U61]*[.U$2]+[.T61]*[.T$2]+[.S61]*[.S$2]+[.R61]*[.R$2]+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+[.AZ61]*[.$AZ$2]+[.BA61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9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U62]*[.U$2]+[.T62]*[.T$2]+[.S62]*[.S$2]+[.R62]*[.R$2]+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+[.AZ62]*[.$AZ$2]+[.BA6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U63]*[.U$2]+[.T63]*[.T$2]+[.S63]*[.S$2]+[.R63]*[.R$2]+[.Q63]*[.Q$2]+[.P63]*[.P$2]+[.O63]*[.O$2]+[.N63]*[.N$2]+[.M63]*[.M$2]+[.L63]*[.L$2]+[.K63]*[.K$2]+[.J63]*[.J$2]+[.I63]*[.I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+[.AZ63]*[.$AZ$2]+[.BA63]*[.$BA$2]" office:value-type="float" office:value="131072" calcext:value-type="float">
            <text:p>131072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U64]*[.U$2]+[.T64]*[.T$2]+[.S64]*[.S$2]+[.R64]*[.R$2]+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+[.AZ64]*[.$AZ$2]+[.BA6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U65]*[.U$2]+[.T65]*[.T$2]+[.S65]*[.S$2]+[.R65]*[.R$2]+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+[.AZ65]*[.$AZ$2]+[.BA65]*[.$BA$2]" office:value-type="float" office:value="262272" calcext:value-type="float">
            <text:p>26227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U66]*[.U$2]+[.T66]*[.T$2]+[.S66]*[.S$2]+[.R66]*[.R$2]+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+[.AZ66]*[.$AZ$2]+[.BA6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U67]*[.U$2]+[.T67]*[.T$2]+[.S67]*[.S$2]+[.R67]*[.R$2]+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+[.AZ67]*[.$AZ$2]+[.BA6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U68]*[.U$2]+[.T68]*[.T$2]+[.S68]*[.S$2]+[.R68]*[.R$2]+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+[.AZ68]*[.$AZ$2]+[.BA68]*[.$BA$2]" office:value-type="float" office:value="262656" calcext:value-type="float">
            <text:p>262656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U69]*[.U$2]+[.T69]*[.T$2]+[.S69]*[.S$2]+[.R69]*[.R$2]+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+[.AZ69]*[.$AZ$2]+[.BA69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U70]*[.U$2]+[.T70]*[.T$2]+[.S70]*[.S$2]+[.R70]*[.R$2]+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+[.AZ70]*[.$AZ$2]+[.BA7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3" office:value-type="string" calcext:value-type="string">
            <text:p>1C</text:p>
          </table:table-cell>
          <table:table-cell table:formula="of:=DEC2HEX([.F71];8)" office:value-type="string" office:string-value="000000C0" calcext:value-type="string">
            <text:p>000000C0</text:p>
          </table:table-cell>
          <table:table-cell table:formula="of:=[.U71]*[.U$2]+[.T71]*[.T$2]+[.S71]*[.S$2]+[.R71]*[.R$2]+[.Q71]*[.Q$2]+[.P71]*[.P$2]+[.O71]*[.O$2]+[.N71]*[.N$2]+[.M71]*[.M$2]+[.L71]*[.L$2]+[.K71]*[.K$2]+[.J71]*[.J$2]+[.I71]*[.I$2]" office:value-type="float" office:value="192" calcext:value-type="float">
            <text:p>192</text:p>
          </table:table-cell>
          <table:table-cell table:formula="of:=DEC2HEX([.H71];8)" office:value-type="string" office:string-value="00040000" calcext:value-type="string">
            <text:p>00040000</text:p>
          </table:table-cell>
          <table:table-cell table:formula="of:=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+[.AZ71]*[.$AZ$2]+[.BA71]*[.$BA$2]" office:value-type="float" office:value="262144" calcext:value-type="float">
            <text:p>262144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7"/>
          <table:table-cell table:style-name="ce9"/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U72]*[.U$2]+[.T72]*[.T$2]+[.S72]*[.S$2]+[.R72]*[.R$2]+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+[.AZ72]*[.$AZ$2]+[.BA72]*[.$BA$2]" office:value-type="float" office:value="4096" calcext:value-type="float">
            <text:p>4096</text:p>
          </table:table-cell>
          <table:table-cell table:number-columns-repeated="12"/>
          <table:table-cell table:style-name="ce9"/>
          <table:table-cell table:number-columns-repeated="19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U73]*[.U$2]+[.T73]*[.T$2]+[.S73]*[.S$2]+[.R73]*[.R$2]+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+[.AZ73]*[.$AZ$2]+[.BA73]*[.$BA$2]" office:value-type="float" office:value="2147483648" calcext:value-type="float">
            <text:p>2147483648</text:p>
          </table:table-cell>
          <table:table-cell table:number-columns-repeated="12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3" office:value-type="string" calcext:value-type="string">
            <text:p>1F</text:p>
          </table:table-cell>
          <table:table-cell table:formula="of:=DEC2HEX([.F74];8)" office:value-type="string" office:string-value="00000880" calcext:value-type="string">
            <text:p>00000880</text:p>
          </table:table-cell>
          <table:table-cell table:formula="of:=[.U74]*[.U$2]+[.T74]*[.T$2]+[.S74]*[.S$2]+[.R74]*[.R$2]+[.Q74]*[.Q$2]+[.P74]*[.P$2]+[.O74]*[.O$2]+[.N74]*[.N$2]+[.M74]*[.M$2]+[.L74]*[.L$2]+[.K74]*[.K$2]+[.J74]*[.J$2]+[.I74]*[.I$2]" office:value-type="float" office:value="2176" calcext:value-type="float">
            <text:p>2176</text:p>
          </table:table-cell>
          <table:table-cell table:formula="of:=DEC2HEX([.H74];8)" office:value-type="string" office:string-value="00040000" calcext:value-type="string">
            <text:p>00040000</text:p>
          </table:table-cell>
          <table:table-cell table:formula="of:=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+[.AZ74]*[.$AZ$2]+[.BA74]*[.$BA$2]" office:value-type="float" office:value="262144" calcext:value-type="float">
            <text:p>262144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U75]*[.U$2]+[.T75]*[.T$2]+[.S75]*[.S$2]+[.R75]*[.R$2]+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+[.AZ75]*[.$AZ$2]+[.BA75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U76]*[.U$2]+[.T76]*[.T$2]+[.S76]*[.S$2]+[.R76]*[.R$2]+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+[.AZ76]*[.$AZ$2]+[.BA7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U77]*[.U$2]+[.T77]*[.T$2]+[.S77]*[.S$2]+[.R77]*[.R$2]+[.Q77]*[.Q$2]+[.P77]*[.P$2]+[.O77]*[.O$2]+[.N77]*[.N$2]+[.M77]*[.M$2]+[.L77]*[.L$2]+[.K77]*[.K$2]+[.J77]*[.J$2]+[.I77]*[.I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+[.AZ77]*[.$AZ$2]+[.BA77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U78]*[.U$2]+[.T78]*[.T$2]+[.S78]*[.S$2]+[.R78]*[.R$2]+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+[.AZ78]*[.$AZ$2]+[.BA78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U79]*[.U$2]+[.T79]*[.T$2]+[.S79]*[.S$2]+[.R79]*[.R$2]+[.Q79]*[.Q$2]+[.P79]*[.P$2]+[.O79]*[.O$2]+[.N79]*[.N$2]+[.M79]*[.M$2]+[.L79]*[.L$2]+[.K79]*[.K$2]+[.J79]*[.J$2]+[.I79]*[.I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+[.AZ79]*[.$AZ$2]+[.BA79]*[.$BA$2]" office:value-type="float" office:value="262144" calcext:value-type="float">
            <text:p>262144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17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U80]*[.U$2]+[.T80]*[.T$2]+[.S80]*[.S$2]+[.R80]*[.R$2]+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+[.AZ80]*[.$AZ$2]+[.BA8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U81]*[.U$2]+[.T81]*[.T$2]+[.S81]*[.S$2]+[.R81]*[.R$2]+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+[.AZ81]*[.$AZ$2]+[.BA8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U82]*[.U$2]+[.T82]*[.T$2]+[.S82]*[.S$2]+[.R82]*[.R$2]+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+[.AZ82]*[.$AZ$2]+[.BA82]*[.$BA$2]" office:value-type="float" office:value="224" calcext:value-type="float">
            <text:p>224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U83]*[.U$2]+[.T83]*[.T$2]+[.S83]*[.S$2]+[.R83]*[.R$2]+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+[.AZ83]*[.$AZ$2]+[.BA83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9" table:number-columns-repeated="2"/>
          <table:table-cell table:number-columns-repeated="974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U84]*[.U$2]+[.T84]*[.T$2]+[.S84]*[.S$2]+[.R84]*[.R$2]+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+[.AZ84]*[.$AZ$2]+[.BA84]*[.$BA$2]" office:value-type="float" office:value="225" calcext:value-type="float">
            <text:p>225</text:p>
          </table:table-cell>
          <table:table-cell table:number-columns-repeated="13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U85]*[.U$2]+[.T85]*[.T$2]+[.S85]*[.S$2]+[.R85]*[.R$2]+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+[.AZ85]*[.$AZ$2]+[.BA85]*[.$BA$2]" office:value-type="float" office:value="2147483648" calcext:value-type="float">
            <text:p>2147483648</text:p>
          </table:table-cell>
          <table:table-cell table:number-columns-repeated="13"/>
          <table:table-cell table:style-name="ce14" office:value-type="float" office:value="1" calcext:value-type="float">
            <text:p>1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U86]*[.U$2]+[.T86]*[.T$2]+[.S86]*[.S$2]+[.R86]*[.R$2]+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+[.AZ86]*[.$AZ$2]+[.BA86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79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87];8)" office:value-type="string" office:string-value="00000000" calcext:value-type="string">
            <text:p>00000000</text:p>
          </table:table-cell>
          <table:table-cell table:formula="of:=[.U87]*[.U$2]+[.T87]*[.T$2]+[.S87]*[.S$2]+[.R87]*[.R$2]+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+[.AZ87]*[.$AZ$2]+[.BA87]*[.$BA$2]" office:value-type="float" office:value="2097408" calcext:value-type="float">
            <text:p>209740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88];8)" office:value-type="string" office:string-value="00000000" calcext:value-type="string">
            <text:p>00000000</text:p>
          </table:table-cell>
          <table:table-cell table:formula="of:=[.U88]*[.U$2]+[.T88]*[.T$2]+[.S88]*[.S$2]+[.R88]*[.R$2]+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+[.AZ88]*[.$AZ$2]+[.BA8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U89]*[.U$2]+[.T89]*[.T$2]+[.S89]*[.S$2]+[.R89]*[.R$2]+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+[.AZ89]*[.$AZ$2]+[.BA89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U90]*[.U$2]+[.T90]*[.T$2]+[.S90]*[.S$2]+[.R90]*[.R$2]+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+[.AZ90]*[.$AZ$2]+[.BA90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U91]*[.U$2]+[.T91]*[.T$2]+[.S91]*[.S$2]+[.R91]*[.R$2]+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+[.AZ91]*[.$AZ$2]+[.BA91]*[.$BA$2]" office:value-type="float" office:value="1048704" calcext:value-type="float">
            <text:p>1048704</text:p>
          </table:table-cell>
          <table:table-cell table:number-columns-repeated="24"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U92]*[.U$2]+[.T92]*[.T$2]+[.S92]*[.S$2]+[.R92]*[.R$2]+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+[.AZ92]*[.$AZ$2]+[.BA9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U93]*[.U$2]+[.T93]*[.T$2]+[.S93]*[.S$2]+[.R93]*[.R$2]+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+[.AZ93]*[.$AZ$2]+[.BA93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U94]*[.U$2]+[.T94]*[.T$2]+[.S94]*[.S$2]+[.R94]*[.R$2]+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+[.AZ94]*[.$AZ$2]+[.BA94]*[.$BA$2]" office:value-type="float" office:value="1073741824" calcext:value-type="float">
            <text:p>1073741824</text:p>
          </table:table-cell>
          <table:table-cell table:number-columns-repeated="13"/>
          <table:table-cell table:style-name="Default"/>
          <table:table-cell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U95]*[.U$2]+[.T95]*[.T$2]+[.S95]*[.S$2]+[.R95]*[.R$2]+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+[.AZ95]*[.$AZ$2]+[.BA95]*[.$BA$2]" office:value-type="float" office:value="2048" calcext:value-type="float">
            <text:p>2048</text:p>
          </table:table-cell>
          <table:table-cell table:number-columns-repeated="13"/>
          <table:table-cell table:style-name="Default"/>
          <table:table-cell table:number-columns-repeated="19"/>
          <table:table-cell table:style-name="ce11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U96]*[.U$2]+[.T96]*[.T$2]+[.S96]*[.S$2]+[.R96]*[.R$2]+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+[.AZ96]*[.$AZ$2]+[.BA9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U97]*[.U$2]+[.T97]*[.T$2]+[.S97]*[.S$2]+[.R97]*[.R$2]+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+[.AZ97]*[.$AZ$2]+[.BA9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U98]*[.U$2]+[.T98]*[.T$2]+[.S98]*[.S$2]+[.R98]*[.R$2]+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+[.AZ98]*[.$AZ$2]+[.BA9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U99]*[.U$2]+[.T99]*[.T$2]+[.S99]*[.S$2]+[.R99]*[.R$2]+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+[.AZ99]*[.$AZ$2]+[.BA9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U100]*[.U$2]+[.T100]*[.T$2]+[.S100]*[.S$2]+[.R100]*[.R$2]+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+[.AZ100]*[.$AZ$2]+[.BA100]*[.$BA$2]" office:value-type="float" office:value="524288" calcext:value-type="float">
            <text:p>524288</text:p>
          </table:table-cell>
          <table:table-cell table:number-columns-repeated="25"/>
          <table:table-cell table:style-name="ce1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U101]*[.U$2]+[.T101]*[.T$2]+[.S101]*[.S$2]+[.R101]*[.R$2]+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+[.AZ101]*[.$AZ$2]+[.BA10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U102]*[.U$2]+[.T102]*[.T$2]+[.S102]*[.S$2]+[.R102]*[.R$2]+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+[.AZ102]*[.$AZ$2]+[.BA102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U103]*[.U$2]+[.T103]*[.T$2]+[.S103]*[.S$2]+[.R103]*[.R$2]+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+[.AZ103]*[.$AZ$2]+[.BA103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U104]*[.U$2]+[.T104]*[.T$2]+[.S104]*[.S$2]+[.R104]*[.R$2]+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+[.AZ104]*[.$AZ$2]+[.BA104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U105]*[.U$2]+[.T105]*[.T$2]+[.S105]*[.S$2]+[.R105]*[.R$2]+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+[.AZ105]*[.$AZ$2]+[.BA105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U106]*[.U$2]+[.T106]*[.T$2]+[.S106]*[.S$2]+[.R106]*[.R$2]+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+[.AZ106]*[.$AZ$2]+[.BA106]*[.$BA$2]" office:value-type="float" office:value="536870912" calcext:value-type="float">
            <text:p>536870912</text:p>
          </table:table-cell>
          <table:table-cell table:number-columns-repeated="14"/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9" table:number-columns-repeated="2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U107]*[.U$2]+[.T107]*[.T$2]+[.S107]*[.S$2]+[.R107]*[.R$2]+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+[.AZ107]*[.$AZ$2]+[.BA107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U108]*[.U$2]+[.T108]*[.T$2]+[.S108]*[.S$2]+[.R108]*[.R$2]+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+[.AZ108]*[.$AZ$2]+[.BA10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U109]*[.U$2]+[.T109]*[.T$2]+[.S109]*[.S$2]+[.R109]*[.R$2]+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+[.AZ109]*[.$AZ$2]+[.BA109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U110]*[.U$2]+[.T110]*[.T$2]+[.S110]*[.S$2]+[.R110]*[.R$2]+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+[.AZ110]*[.$AZ$2]+[.BA110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U111]*[.U$2]+[.T111]*[.T$2]+[.S111]*[.S$2]+[.R111]*[.R$2]+[.Q111]*[.Q$2]+[.P111]*[.P$2]+[.O111]*[.O$2]+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+[.AZ111]*[.$AZ$2]+[.BA111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U112]*[.U$2]+[.T112]*[.T$2]+[.S112]*[.S$2]+[.R112]*[.R$2]+[.Q112]*[.Q$2]+[.P112]*[.P$2]+[.O112]*[.O$2]+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+[.AZ112]*[.$AZ$2]+[.BA112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U113]*[.U$2]+[.T113]*[.T$2]+[.S113]*[.S$2]+[.R113]*[.R$2]+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+[.AZ113]*[.$AZ$2]+[.BA113]*[.$BA$2]" office:value-type="float" office:value="268435456" calcext:value-type="float">
            <text:p>268435456</text:p>
          </table:table-cell>
          <table:table-cell table:number-columns-repeated="14"/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28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U114]*[.U$2]+[.T114]*[.T$2]+[.S114]*[.S$2]+[.R114]*[.R$2]+[.Q114]*[.Q$2]+[.P114]*[.P$2]+[.O114]*[.O$2]+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+[.AZ114]*[.$AZ$2]+[.BA114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U115]*[.U$2]+[.T115]*[.T$2]+[.S115]*[.S$2]+[.R115]*[.R$2]+[.Q115]*[.Q$2]+[.P115]*[.P$2]+[.O115]*[.O$2]+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+[.AZ115]*[.$AZ$2]+[.BA11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U116]*[.U$2]+[.T116]*[.T$2]+[.S116]*[.S$2]+[.R116]*[.R$2]+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+[.AZ116]*[.$AZ$2]+[.BA116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U117]*[.U$2]+[.T117]*[.T$2]+[.S117]*[.S$2]+[.R117]*[.R$2]+[.Q117]*[.Q$2]+[.P117]*[.P$2]+[.O117]*[.O$2]+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+[.AZ117]*[.$AZ$2]+[.BA117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U118]*[.U$2]+[.T118]*[.T$2]+[.S118]*[.S$2]+[.R118]*[.R$2]+[.Q118]*[.Q$2]+[.P118]*[.P$2]+[.O118]*[.O$2]+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+[.AZ118]*[.$AZ$2]+[.BA118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U119]*[.U$2]+[.T119]*[.T$2]+[.S119]*[.S$2]+[.R119]*[.R$2]+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+[.AZ119]*[.$AZ$2]+[.BA119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U120]*[.U$2]+[.T120]*[.T$2]+[.S120]*[.S$2]+[.R120]*[.R$2]+[.Q120]*[.Q$2]+[.P120]*[.P$2]+[.O120]*[.O$2]+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+[.AZ120]*[.$AZ$2]+[.BA120]*[.$BA$2]" office:value-type="float" office:value="134217728" calcext:value-type="float">
            <text:p>134217728</text:p>
          </table:table-cell>
          <table:table-cell table:number-columns-repeated="14"/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27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U121]*[.U$2]+[.T121]*[.T$2]+[.S121]*[.S$2]+[.R121]*[.R$2]+[.Q121]*[.Q$2]+[.P121]*[.P$2]+[.O121]*[.O$2]+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+[.AZ121]*[.$AZ$2]+[.BA121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U122]*[.U$2]+[.T122]*[.T$2]+[.S122]*[.S$2]+[.R122]*[.R$2]+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+[.AZ122]*[.$AZ$2]+[.BA12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U123]*[.U$2]+[.T123]*[.T$2]+[.S123]*[.S$2]+[.R123]*[.R$2]+[.Q123]*[.Q$2]+[.P123]*[.P$2]+[.O123]*[.O$2]+[.N123]*[.N$2]+[.M123]*[.M$2]+[.L123]*[.L$2]+[.K123]*[.K$2]+[.J123]*[.J$2]+[.I123]*[.I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+[.AZ123]*[.$AZ$2]+[.BA123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U124]*[.U$2]+[.T124]*[.T$2]+[.S124]*[.S$2]+[.R124]*[.R$2]+[.Q124]*[.Q$2]+[.P124]*[.P$2]+[.O124]*[.O$2]+[.N124]*[.N$2]+[.M124]*[.M$2]+[.L124]*[.L$2]+[.K124]*[.K$2]+[.J124]*[.J$2]+[.I124]*[.I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+[.AZ124]*[.$AZ$2]+[.BA124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U125]*[.U$2]+[.T125]*[.T$2]+[.S125]*[.S$2]+[.R125]*[.R$2]+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+[.AZ125]*[.$AZ$2]+[.BA125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U126]*[.U$2]+[.T126]*[.T$2]+[.S126]*[.S$2]+[.R126]*[.R$2]+[.Q126]*[.Q$2]+[.P126]*[.P$2]+[.O126]*[.O$2]+[.N126]*[.N$2]+[.M126]*[.M$2]+[.L126]*[.L$2]+[.K126]*[.K$2]+[.J126]*[.J$2]+[.I126]*[.I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+[.AZ126]*[.$AZ$2]+[.BA126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U127]*[.U$2]+[.T127]*[.T$2]+[.S127]*[.S$2]+[.R127]*[.R$2]+[.Q127]*[.Q$2]+[.P127]*[.P$2]+[.O127]*[.O$2]+[.N127]*[.N$2]+[.M127]*[.M$2]+[.L127]*[.L$2]+[.K127]*[.K$2]+[.J127]*[.J$2]+[.I127]*[.I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+[.AZ127]*[.$AZ$2]+[.BA127]*[.$BA$2]" office:value-type="float" office:value="67108864" calcext:value-type="float">
            <text:p>67108864</text:p>
          </table:table-cell>
          <table:table-cell table:number-columns-repeated="14"/>
          <table:table-cell table:style-name="ce9" table:number-columns-repeated="4"/>
          <table:table-cell table:style-name="ce11" office:value-type="float" office:value="1" calcext:value-type="float">
            <text:p>1</text:p>
          </table:table-cell>
          <table:table-cell table:style-name="ce9" table:number-columns-repeated="26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U128]*[.U$2]+[.T128]*[.T$2]+[.S128]*[.S$2]+[.R128]*[.R$2]+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+[.AZ128]*[.$AZ$2]+[.BA128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U129]*[.U$2]+[.T129]*[.T$2]+[.S129]*[.S$2]+[.R129]*[.R$2]+[.Q129]*[.Q$2]+[.P129]*[.P$2]+[.O129]*[.O$2]+[.N129]*[.N$2]+[.M129]*[.M$2]+[.L129]*[.L$2]+[.K129]*[.K$2]+[.J129]*[.J$2]+[.I129]*[.I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+[.AZ129]*[.$AZ$2]+[.BA12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U130]*[.U$2]+[.T130]*[.T$2]+[.S130]*[.S$2]+[.R130]*[.R$2]+[.Q130]*[.Q$2]+[.P130]*[.P$2]+[.O130]*[.O$2]+[.N130]*[.N$2]+[.M130]*[.M$2]+[.L130]*[.L$2]+[.K130]*[.K$2]+[.J130]*[.J$2]+[.I130]*[.I$2]" office:value-type="float" office:value="0" calcext:value-type="float">
            <text:p>0</text:p>
          </table:table-cell>
          <table:table-cell table:formula="of:=DEC2HEX([.H130];8)" office:value-type="string" office:string-value="000000DC" calcext:value-type="string">
            <text:p>000000DC</text:p>
          </table:table-cell>
          <table:table-cell table:formula="of:=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+[.AZ130]*[.$AZ$2]+[.BA130]*[.$BA$2]" office:value-type="float" office:value="220" calcext:value-type="float">
            <text:p>220</text:p>
          </table:table-cell>
          <table:table-cell table:number-columns-repeated="13"/>
          <table:table-cell table:style-name="Default"/>
          <table:table-cell table:number-columns-repeated="22"/>
          <table:table-cell table:style-name="ce9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U131]*[.U$2]+[.T131]*[.T$2]+[.S131]*[.S$2]+[.R131]*[.R$2]+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+[.AZ131]*[.$AZ$2]+[.BA13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U132]*[.U$2]+[.T132]*[.T$2]+[.S132]*[.S$2]+[.R132]*[.R$2]+[.Q132]*[.Q$2]+[.P132]*[.P$2]+[.O132]*[.O$2]+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+[.AZ132]*[.$AZ$2]+[.BA132]*[.$BA$2]" office:value-type="float" office:value="232" calcext:value-type="float">
            <text:p>232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U133]*[.U$2]+[.T133]*[.T$2]+[.S133]*[.S$2]+[.R133]*[.R$2]+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+[.AZ133]*[.$AZ$2]+[.BA133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U134]*[.U$2]+[.T134]*[.T$2]+[.S134]*[.S$2]+[.R134]*[.R$2]+[.Q134]*[.Q$2]+[.P134]*[.P$2]+[.O134]*[.O$2]+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+[.AX134]*[.$AX$2]+[.AY134]*[.$AY$2]+[.AZ134]*[.$AZ$2]+[.BA134]*[.$BA$2]" office:value-type="float" office:value="233" calcext:value-type="float">
            <text:p>233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U135]*[.U$2]+[.T135]*[.T$2]+[.S135]*[.S$2]+[.R135]*[.R$2]+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+[.AZ135]*[.$AZ$2]+[.BA13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U136]*[.U$2]+[.T136]*[.T$2]+[.S136]*[.S$2]+[.R136]*[.R$2]+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+[.AZ136]*[.$AZ$2]+[.BA136]*[.$BA$2]" office:value-type="float" office:value="208" calcext:value-type="float">
            <text:p>208</text:p>
          </table:table-cell>
          <table:table-cell table:number-columns-repeated="13"/>
          <table:table-cell table:style-name="Default"/>
          <table:table-cell table:number-columns-repeated="23"/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9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U137]*[.U$2]+[.T137]*[.T$2]+[.S137]*[.S$2]+[.R137]*[.R$2]+[.Q137]*[.Q$2]+[.P137]*[.P$2]+[.O137]*[.O$2]+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+[.AX137]*[.$AX$2]+[.AY137]*[.$AY$2]+[.AZ137]*[.$AZ$2]+[.BA13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U138]*[.U$2]+[.T138]*[.T$2]+[.S138]*[.S$2]+[.R138]*[.R$2]+[.Q138]*[.Q$2]+[.P138]*[.P$2]+[.O138]*[.O$2]+[.N138]*[.N$2]+[.M138]*[.M$2]+[.L138]*[.L$2]+[.K138]*[.K$2]+[.J138]*[.J$2]+[.I138]*[.I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+[.AZ138]*[.$AZ$2]+[.BA138]*[.$BA$2]" office:value-type="float" office:value="200" calcext:value-type="float">
            <text:p>200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U139]*[.U$2]+[.T139]*[.T$2]+[.S139]*[.S$2]+[.R139]*[.R$2]+[.Q139]*[.Q$2]+[.P139]*[.P$2]+[.O139]*[.O$2]+[.N139]*[.N$2]+[.M139]*[.M$2]+[.L139]*[.L$2]+[.K139]*[.K$2]+[.J139]*[.J$2]+[.I139]*[.I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+[.AZ139]*[.$AZ$2]+[.BA13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A</text:p>
          </table:table-cell>
          <table:table-cell office:value-type="string" calcext:value-type="string">
            <text:p>SP_RAM,M(SP)=A</text:p>
          </table:table-cell>
          <table:table-cell table:style-name="ce3" office:value-type="string" calcext:value-type="string">
            <text:p>57</text:p>
          </table:table-cell>
          <table:table-cell table:formula="of:=DEC2HEX([.F140];8)" office:value-type="string" office:string-value="00000020" calcext:value-type="string">
            <text:p>00000020</text:p>
          </table:table-cell>
          <table:table-cell table:formula="of:=[.U140]*[.U$2]+[.T140]*[.T$2]+[.S140]*[.S$2]+[.R140]*[.R$2]+[.Q140]*[.Q$2]+[.P140]*[.P$2]+[.O140]*[.O$2]+[.N140]*[.N$2]+[.M140]*[.M$2]+[.L140]*[.L$2]+[.K140]*[.K$2]+[.J140]*[.J$2]+[.I140]*[.I$2]" office:value-type="float" office:value="32" calcext:value-type="float">
            <text:p>32</text:p>
          </table:table-cell>
          <table:table-cell table:formula="of:=DEC2HEX([.H140];8)" office:value-type="string" office:string-value="00010100" calcext:value-type="string">
            <text:p>00010100</text:p>
          </table:table-cell>
          <table:table-cell table:formula="of:=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+[.AZ140]*[.$AZ$2]+[.BA140]*[.$BA$2]" office:value-type="float" office:value="65792" calcext:value-type="float">
            <text:p>65792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1];8)" office:value-type="string" office:string-value="00000100" calcext:value-type="string">
            <text:p>00000100</text:p>
          </table:table-cell>
          <table:table-cell table:formula="of:=[.U141]*[.U$2]+[.T141]*[.T$2]+[.S141]*[.S$2]+[.R141]*[.R$2]+[.Q141]*[.Q$2]+[.P141]*[.P$2]+[.O141]*[.O$2]+[.N141]*[.N$2]+[.M141]*[.M$2]+[.L141]*[.L$2]+[.K141]*[.K$2]+[.J141]*[.J$2]+[.I141]*[.I$2]" office:value-type="float" office:value="256" calcext:value-type="float">
            <text:p>256</text:p>
          </table:table-cell>
          <table:table-cell table:formula="of:=DEC2HEX([.H141];8)" office:value-type="string" office:string-value="00000000" calcext:value-type="string">
            <text:p>00000000</text:p>
          </table:table-cell>
          <table:table-cell table:formula="of:=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+[.AZ141]*[.$AZ$2]+[.BA141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2];8)" office:value-type="string" office:string-value="00000000" calcext:value-type="string">
            <text:p>00000000</text:p>
          </table:table-cell>
          <table:table-cell table:formula="of:=[.U142]*[.U$2]+[.T142]*[.T$2]+[.S142]*[.S$2]+[.R142]*[.R$2]+[.Q142]*[.Q$2]+[.P142]*[.P$2]+[.O142]*[.O$2]+[.N142]*[.N$2]+[.M142]*[.M$2]+[.L142]*[.L$2]+[.K142]*[.K$2]+[.J142]*[.J$2]+[.I142]*[.I$2]" office:value-type="float" office:value="0" calcext:value-type="float">
            <text:p>0</text:p>
          </table:table-cell>
          <table:table-cell table:formula="of:=DEC2HEX([.H142];8)" office:value-type="string" office:string-value="80000000" calcext:value-type="string">
            <text:p>80000000</text:p>
          </table:table-cell>
          <table:table-cell table:formula="of:=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+[.AZ142]*[.$AZ$2]+[.BA14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B</text:p>
          </table:table-cell>
          <table:table-cell office:value-type="string" calcext:value-type="string">
            <text:p>SP_RAM,M(SP)=B</text:p>
          </table:table-cell>
          <table:table-cell table:style-name="ce3" office:value-type="string" calcext:value-type="string">
            <text:p>5A</text:p>
          </table:table-cell>
          <table:table-cell table:formula="of:=DEC2HEX([.F143];8)" office:value-type="string" office:string-value="00000020" calcext:value-type="string">
            <text:p>00000020</text:p>
          </table:table-cell>
          <table:table-cell table:formula="of:=[.U143]*[.U$2]+[.T143]*[.T$2]+[.S143]*[.S$2]+[.R143]*[.R$2]+[.Q143]*[.Q$2]+[.P143]*[.P$2]+[.O143]*[.O$2]+[.N143]*[.N$2]+[.M143]*[.M$2]+[.L143]*[.L$2]+[.K143]*[.K$2]+[.J143]*[.J$2]+[.I143]*[.I$2]" office:value-type="float" office:value="32" calcext:value-type="float">
            <text:p>32</text:p>
          </table:table-cell>
          <table:table-cell table:formula="of:=DEC2HEX([.H143];8)" office:value-type="string" office:string-value="00010400" calcext:value-type="string">
            <text:p>00010400</text:p>
          </table:table-cell>
          <table:table-cell table:formula="of:=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+[.AX143]*[.$AX$2]+[.AY143]*[.$AY$2]+[.AZ143]*[.$AZ$2]+[.BA143]*[.$BA$2]" office:value-type="float" office:value="66560" calcext:value-type="float">
            <text:p>66560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4];8)" office:value-type="string" office:string-value="00000100" calcext:value-type="string">
            <text:p>00000100</text:p>
          </table:table-cell>
          <table:table-cell table:formula="of:=[.U144]*[.U$2]+[.T144]*[.T$2]+[.S144]*[.S$2]+[.R144]*[.R$2]+[.Q144]*[.Q$2]+[.P144]*[.P$2]+[.O144]*[.O$2]+[.N144]*[.N$2]+[.M144]*[.M$2]+[.L144]*[.L$2]+[.K144]*[.K$2]+[.J144]*[.J$2]+[.I144]*[.I$2]" office:value-type="float" office:value="256" calcext:value-type="float">
            <text:p>256</text:p>
          </table:table-cell>
          <table:table-cell table:formula="of:=DEC2HEX([.H144];8)" office:value-type="string" office:string-value="00000000" calcext:value-type="string">
            <text:p>00000000</text:p>
          </table:table-cell>
          <table:table-cell table:formula="of:=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+[.AZ144]*[.$AZ$2]+[.BA144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U145]*[.U$2]+[.T145]*[.T$2]+[.S145]*[.S$2]+[.R145]*[.R$2]+[.Q145]*[.Q$2]+[.P145]*[.P$2]+[.O145]*[.O$2]+[.N145]*[.N$2]+[.M145]*[.M$2]+[.L145]*[.L$2]+[.K145]*[.K$2]+[.J145]*[.J$2]+[.I145]*[.I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+[.AZ145]*[.$AZ$2]+[.BA14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H</text:p>
          </table:table-cell>
          <table:table-cell office:value-type="string" calcext:value-type="string">
            <text:p>SP_RAM,M(SP)=H</text:p>
          </table:table-cell>
          <table:table-cell table:style-name="ce3" office:value-type="string" calcext:value-type="string">
            <text:p>5E</text:p>
          </table:table-cell>
          <table:table-cell table:formula="of:=DEC2HEX([.F146];8)" office:value-type="string" office:string-value="00000020" calcext:value-type="string">
            <text:p>00000020</text:p>
          </table:table-cell>
          <table:table-cell table:formula="of:=[.U146]*[.U$2]+[.T146]*[.T$2]+[.S146]*[.S$2]+[.R146]*[.R$2]+[.Q146]*[.Q$2]+[.P146]*[.P$2]+[.O146]*[.O$2]+[.N146]*[.N$2]+[.M146]*[.M$2]+[.L146]*[.L$2]+[.K146]*[.K$2]+[.J146]*[.J$2]+[.I146]*[.I$2]" office:value-type="float" office:value="32" calcext:value-type="float">
            <text:p>32</text:p>
          </table:table-cell>
          <table:table-cell table:formula="of:=DEC2HEX([.H146];8)" office:value-type="string" office:string-value="00410000" calcext:value-type="string">
            <text:p>00410000</text:p>
          </table:table-cell>
          <table:table-cell table:formula="of:=[.V146]*[.$V$2]+[.W146]*[.$W$2]+[.X146]*[.$X$2]+[.Y146]*[.$Y$2]+[.Z146]*[.$Z$2]+[.AA146]*[.$AA$2]+[.AB146]*[.$AB$2]+[.AC146]*[.$AC$2]+[.AD146]*[.$AD$2]+[.AE146]*[.$AE$2]+[.AF146]*[.$AF$2]+[.AG146]*[.$AG$2]+[.AH146]*[.$AH$2]+[.AI146]*[.$AI$2]+[.AJ146]*[.$AJ$2]+[.AK146]*[.$AK$2]+[.AL146]*[.$AL$2]+[.AM146]*[.$AM$2]+[.AN146]*[.$AN$2]+[.AO146]*[.$AO$2]+[.AP146]*[.$AP$2]+[.AQ146]*[.$AQ$2]+[.AR146]*[.$AR$2]+[.AS146]*[.$AS$2]+[.AT146]*[.$AT$2]+[.AU146]*[.$AU$2]+[.AV146]*[.$AV$2]+[.AW146]*[.$AW$2]+[.AX146]*[.$AX$2]+[.AY146]*[.$AY$2]+[.AZ146]*[.$AZ$2]+[.BA146]*[.$BA$2]" office:value-type="float" office:value="4259840" calcext:value-type="float">
            <text:p>4259840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7];8)" office:value-type="string" office:string-value="00000100" calcext:value-type="string">
            <text:p>00000100</text:p>
          </table:table-cell>
          <table:table-cell table:formula="of:=[.U147]*[.U$2]+[.T147]*[.T$2]+[.S147]*[.S$2]+[.R147]*[.R$2]+[.Q147]*[.Q$2]+[.P147]*[.P$2]+[.O147]*[.O$2]+[.N147]*[.N$2]+[.M147]*[.M$2]+[.L147]*[.L$2]+[.K147]*[.K$2]+[.J147]*[.J$2]+[.I147]*[.I$2]" office:value-type="float" office:value="256" calcext:value-type="float">
            <text:p>256</text:p>
          </table:table-cell>
          <table:table-cell table:formula="of:=DEC2HEX([.H147];8)" office:value-type="string" office:string-value="00000000" calcext:value-type="string">
            <text:p>00000000</text:p>
          </table:table-cell>
          <table:table-cell table:formula="of:=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+[.AZ147]*[.$AZ$2]+[.BA147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8];8)" office:value-type="string" office:string-value="00000000" calcext:value-type="string">
            <text:p>00000000</text:p>
          </table:table-cell>
          <table:table-cell table:formula="of:=[.U148]*[.U$2]+[.T148]*[.T$2]+[.S148]*[.S$2]+[.R148]*[.R$2]+[.Q148]*[.Q$2]+[.P148]*[.P$2]+[.O148]*[.O$2]+[.N148]*[.N$2]+[.M148]*[.M$2]+[.L148]*[.L$2]+[.K148]*[.K$2]+[.J148]*[.J$2]+[.I148]*[.I$2]" office:value-type="float" office:value="0" calcext:value-type="float">
            <text:p>0</text:p>
          </table:table-cell>
          <table:table-cell table:formula="of:=DEC2HEX([.H148];8)" office:value-type="string" office:string-value="80000000" calcext:value-type="string">
            <text:p>80000000</text:p>
          </table:table-cell>
          <table:table-cell table:formula="of:=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+[.AZ148]*[.$AZ$2]+[.BA14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L</text:p>
          </table:table-cell>
          <table:table-cell office:value-type="string" calcext:value-type="string">
            <text:p>SP_RAM,M(SP)=L</text:p>
          </table:table-cell>
          <table:table-cell table:style-name="ce3" office:value-type="string" calcext:value-type="string">
            <text:p>60</text:p>
          </table:table-cell>
          <table:table-cell table:formula="of:=DEC2HEX([.F149];8)" office:value-type="string" office:string-value="00000020" calcext:value-type="string">
            <text:p>00000020</text:p>
          </table:table-cell>
          <table:table-cell table:formula="of:=[.U149]*[.U$2]+[.T149]*[.T$2]+[.S149]*[.S$2]+[.R149]*[.R$2]+[.Q149]*[.Q$2]+[.P149]*[.P$2]+[.O149]*[.O$2]+[.N149]*[.N$2]+[.M149]*[.M$2]+[.L149]*[.L$2]+[.K149]*[.K$2]+[.J149]*[.J$2]+[.I149]*[.I$2]" office:value-type="float" office:value="32" calcext:value-type="float">
            <text:p>32</text:p>
          </table:table-cell>
          <table:table-cell table:formula="of:=DEC2HEX([.H149];8)" office:value-type="string" office:string-value="00810000" calcext:value-type="string">
            <text:p>00810000</text:p>
          </table:table-cell>
          <table:table-cell table:formula="of:=[.V149]*[.$V$2]+[.W149]*[.$W$2]+[.X149]*[.$X$2]+[.Y149]*[.$Y$2]+[.Z149]*[.$Z$2]+[.AA149]*[.$AA$2]+[.AB149]*[.$AB$2]+[.AC149]*[.$AC$2]+[.AD149]*[.$AD$2]+[.AE149]*[.$AE$2]+[.AF149]*[.$AF$2]+[.AG149]*[.$AG$2]+[.AH149]*[.$AH$2]+[.AI149]*[.$AI$2]+[.AJ149]*[.$AJ$2]+[.AK149]*[.$AK$2]+[.AL149]*[.$AL$2]+[.AM149]*[.$AM$2]+[.AN149]*[.$AN$2]+[.AO149]*[.$AO$2]+[.AP149]*[.$AP$2]+[.AQ149]*[.$AQ$2]+[.AR149]*[.$AR$2]+[.AS149]*[.$AS$2]+[.AT149]*[.$AT$2]+[.AU149]*[.$AU$2]+[.AV149]*[.$AV$2]+[.AW149]*[.$AW$2]+[.AX149]*[.$AX$2]+[.AY149]*[.$AY$2]+[.AZ149]*[.$AZ$2]+[.BA149]*[.$BA$2]" office:value-type="float" office:value="8454144" calcext:value-type="float">
            <text:p>8454144</text:p>
          </table:table-cell>
          <table:table-cell table:style-name="ce9"/>
          <table:table-cell/>
          <table:table-cell table:style-name="ce9" table:number-columns-repeated="2"/>
          <table:table-cell table:number-columns-repeated="2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0];8)" office:value-type="string" office:string-value="00000100" calcext:value-type="string">
            <text:p>00000100</text:p>
          </table:table-cell>
          <table:table-cell table:formula="of:=[.U150]*[.U$2]+[.T150]*[.T$2]+[.S150]*[.S$2]+[.R150]*[.R$2]+[.Q150]*[.Q$2]+[.P150]*[.P$2]+[.O150]*[.O$2]+[.N150]*[.N$2]+[.M150]*[.M$2]+[.L150]*[.L$2]+[.K150]*[.K$2]+[.J150]*[.J$2]+[.I150]*[.I$2]" office:value-type="float" office:value="256" calcext:value-type="float">
            <text:p>256</text:p>
          </table:table-cell>
          <table:table-cell table:formula="of:=DEC2HEX([.H150];8)" office:value-type="string" office:string-value="00000000" calcext:value-type="string">
            <text:p>00000000</text:p>
          </table:table-cell>
          <table:table-cell table:formula="of:=[.V150]*[.$V$2]+[.W150]*[.$W$2]+[.X150]*[.$X$2]+[.Y150]*[.$Y$2]+[.Z150]*[.$Z$2]+[.AA150]*[.$AA$2]+[.AB150]*[.$AB$2]+[.AC150]*[.$AC$2]+[.AD150]*[.$AD$2]+[.AE150]*[.$AE$2]+[.AF150]*[.$AF$2]+[.AG150]*[.$AG$2]+[.AH150]*[.$AH$2]+[.AI150]*[.$AI$2]+[.AJ150]*[.$AJ$2]+[.AK150]*[.$AK$2]+[.AL150]*[.$AL$2]+[.AM150]*[.$AM$2]+[.AN150]*[.$AN$2]+[.AO150]*[.$AO$2]+[.AP150]*[.$AP$2]+[.AQ150]*[.$AQ$2]+[.AR150]*[.$AR$2]+[.AS150]*[.$AS$2]+[.AT150]*[.$AT$2]+[.AU150]*[.$AU$2]+[.AV150]*[.$AV$2]+[.AW150]*[.$AW$2]+[.AX150]*[.$AX$2]+[.AY150]*[.$AY$2]+[.AZ150]*[.$AZ$2]+[.BA150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1];8)" office:value-type="string" office:string-value="00000000" calcext:value-type="string">
            <text:p>00000000</text:p>
          </table:table-cell>
          <table:table-cell table:formula="of:=[.U151]*[.U$2]+[.T151]*[.T$2]+[.S151]*[.S$2]+[.R151]*[.R$2]+[.Q151]*[.Q$2]+[.P151]*[.P$2]+[.O151]*[.O$2]+[.N151]*[.N$2]+[.M151]*[.M$2]+[.L151]*[.L$2]+[.K151]*[.K$2]+[.J151]*[.J$2]+[.I151]*[.I$2]" office:value-type="float" office:value="0" calcext:value-type="float">
            <text:p>0</text:p>
          </table:table-cell>
          <table:table-cell table:formula="of:=DEC2HEX([.H151];8)" office:value-type="string" office:string-value="80000000" calcext:value-type="string">
            <text:p>80000000</text:p>
          </table:table-cell>
          <table:table-cell table:formula="of:=[.V151]*[.$V$2]+[.W151]*[.$W$2]+[.X151]*[.$X$2]+[.Y151]*[.$Y$2]+[.Z151]*[.$Z$2]+[.AA151]*[.$AA$2]+[.AB151]*[.$AB$2]+[.AC151]*[.$AC$2]+[.AD151]*[.$AD$2]+[.AE151]*[.$AE$2]+[.AF151]*[.$AF$2]+[.AG151]*[.$AG$2]+[.AH151]*[.$AH$2]+[.AI151]*[.$AI$2]+[.AJ151]*[.$AJ$2]+[.AK151]*[.$AK$2]+[.AL151]*[.$AL$2]+[.AM151]*[.$AM$2]+[.AN151]*[.$AN$2]+[.AO151]*[.$AO$2]+[.AP151]*[.$AP$2]+[.AQ151]*[.$AQ$2]+[.AR151]*[.$AR$2]+[.AS151]*[.$AS$2]+[.AT151]*[.$AT$2]+[.AU151]*[.$AU$2]+[.AV151]*[.$AV$2]+[.AW151]*[.$AW$2]+[.AX151]*[.$AX$2]+[.AY151]*[.$AY$2]+[.AZ151]*[.$AZ$2]+[.BA15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SPH</text:p>
          </table:table-cell>
          <table:table-cell office:value-type="string" calcext:value-type="string">
            <text:p>SP_RAM,M(SP)=SPH</text:p>
          </table:table-cell>
          <table:table-cell table:style-name="ce3" office:value-type="string" calcext:value-type="string">
            <text:p>63</text:p>
          </table:table-cell>
          <table:table-cell table:formula="of:=DEC2HEX([.F152];8)" office:value-type="string" office:string-value="00001060" calcext:value-type="string">
            <text:p>00001060</text:p>
          </table:table-cell>
          <table:table-cell table:formula="of:=[.U152]*[.U$2]+[.T152]*[.T$2]+[.S152]*[.S$2]+[.R152]*[.R$2]+[.Q152]*[.Q$2]+[.P152]*[.P$2]+[.O152]*[.O$2]+[.N152]*[.N$2]+[.M152]*[.M$2]+[.L152]*[.L$2]+[.K152]*[.K$2]+[.J152]*[.J$2]+[.I152]*[.I$2]" office:value-type="float" office:value="4192" calcext:value-type="float">
            <text:p>4192</text:p>
          </table:table-cell>
          <table:table-cell table:formula="of:=DEC2HEX([.H152];8)" office:value-type="string" office:string-value="00010000" calcext:value-type="string">
            <text:p>00010000</text:p>
          </table:table-cell>
          <table:table-cell table:formula="of:=[.V152]*[.$V$2]+[.W152]*[.$W$2]+[.X152]*[.$X$2]+[.Y152]*[.$Y$2]+[.Z152]*[.$Z$2]+[.AA152]*[.$AA$2]+[.AB152]*[.$AB$2]+[.AC152]*[.$AC$2]+[.AD152]*[.$AD$2]+[.AE152]*[.$AE$2]+[.AF152]*[.$AF$2]+[.AG152]*[.$AG$2]+[.AH152]*[.$AH$2]+[.AI152]*[.$AI$2]+[.AJ152]*[.$AJ$2]+[.AK152]*[.$AK$2]+[.AL152]*[.$AL$2]+[.AM152]*[.$AM$2]+[.AN152]*[.$AN$2]+[.AO152]*[.$AO$2]+[.AP152]*[.$AP$2]+[.AQ152]*[.$AQ$2]+[.AR152]*[.$AR$2]+[.AS152]*[.$AS$2]+[.AT152]*[.$AT$2]+[.AU152]*[.$AU$2]+[.AV152]*[.$AV$2]+[.AW152]*[.$AW$2]+[.AX152]*[.$AX$2]+[.AY152]*[.$AY$2]+[.AZ152]*[.$AZ$2]+[.BA152]*[.$BA$2]" office:value-type="float" office:value="65536" calcext:value-type="float">
            <text:p>6553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3];8)" office:value-type="string" office:string-value="00000100" calcext:value-type="string">
            <text:p>00000100</text:p>
          </table:table-cell>
          <table:table-cell table:formula="of:=[.U153]*[.U$2]+[.T153]*[.T$2]+[.S153]*[.S$2]+[.R153]*[.R$2]+[.Q153]*[.Q$2]+[.P153]*[.P$2]+[.O153]*[.O$2]+[.N153]*[.N$2]+[.M153]*[.M$2]+[.L153]*[.L$2]+[.K153]*[.K$2]+[.J153]*[.J$2]+[.I153]*[.I$2]" office:value-type="float" office:value="256" calcext:value-type="float">
            <text:p>256</text:p>
          </table:table-cell>
          <table:table-cell table:formula="of:=DEC2HEX([.H153];8)" office:value-type="string" office:string-value="00000000" calcext:value-type="string">
            <text:p>00000000</text:p>
          </table:table-cell>
          <table:table-cell table:formula="of:=[.V153]*[.$V$2]+[.W153]*[.$W$2]+[.X153]*[.$X$2]+[.Y153]*[.$Y$2]+[.Z153]*[.$Z$2]+[.AA153]*[.$AA$2]+[.AB153]*[.$AB$2]+[.AC153]*[.$AC$2]+[.AD153]*[.$AD$2]+[.AE153]*[.$AE$2]+[.AF153]*[.$AF$2]+[.AG153]*[.$AG$2]+[.AH153]*[.$AH$2]+[.AI153]*[.$AI$2]+[.AJ153]*[.$AJ$2]+[.AK153]*[.$AK$2]+[.AL153]*[.$AL$2]+[.AM153]*[.$AM$2]+[.AN153]*[.$AN$2]+[.AO153]*[.$AO$2]+[.AP153]*[.$AP$2]+[.AQ153]*[.$AQ$2]+[.AR153]*[.$AR$2]+[.AS153]*[.$AS$2]+[.AT153]*[.$AT$2]+[.AU153]*[.$AU$2]+[.AV153]*[.$AV$2]+[.AW153]*[.$AW$2]+[.AX153]*[.$AX$2]+[.AY153]*[.$AY$2]+[.AZ153]*[.$AZ$2]+[.BA153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4];8)" office:value-type="string" office:string-value="00000000" calcext:value-type="string">
            <text:p>00000000</text:p>
          </table:table-cell>
          <table:table-cell table:formula="of:=[.U154]*[.U$2]+[.T154]*[.T$2]+[.S154]*[.S$2]+[.R154]*[.R$2]+[.Q154]*[.Q$2]+[.P154]*[.P$2]+[.O154]*[.O$2]+[.N154]*[.N$2]+[.M154]*[.M$2]+[.L154]*[.L$2]+[.K154]*[.K$2]+[.J154]*[.J$2]+[.I154]*[.I$2]" office:value-type="float" office:value="0" calcext:value-type="float">
            <text:p>0</text:p>
          </table:table-cell>
          <table:table-cell table:formula="of:=DEC2HEX([.H154];8)" office:value-type="string" office:string-value="80000000" calcext:value-type="string">
            <text:p>80000000</text:p>
          </table:table-cell>
          <table:table-cell table:formula="of:=[.V154]*[.$V$2]+[.W154]*[.$W$2]+[.X154]*[.$X$2]+[.Y154]*[.$Y$2]+[.Z154]*[.$Z$2]+[.AA154]*[.$AA$2]+[.AB154]*[.$AB$2]+[.AC154]*[.$AC$2]+[.AD154]*[.$AD$2]+[.AE154]*[.$AE$2]+[.AF154]*[.$AF$2]+[.AG154]*[.$AG$2]+[.AH154]*[.$AH$2]+[.AI154]*[.$AI$2]+[.AJ154]*[.$AJ$2]+[.AK154]*[.$AK$2]+[.AL154]*[.$AL$2]+[.AM154]*[.$AM$2]+[.AN154]*[.$AN$2]+[.AO154]*[.$AO$2]+[.AP154]*[.$AP$2]+[.AQ154]*[.$AQ$2]+[.AR154]*[.$AR$2]+[.AS154]*[.$AS$2]+[.AT154]*[.$AT$2]+[.AU154]*[.$AU$2]+[.AV154]*[.$AV$2]+[.AW154]*[.$AW$2]+[.AX154]*[.$AX$2]+[.AY154]*[.$AY$2]+[.AZ154]*[.$AZ$2]+[.BA154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SPL</text:p>
          </table:table-cell>
          <table:table-cell office:value-type="string" calcext:value-type="string">
            <text:p>SP_RAM,M(SP)=SPL</text:p>
          </table:table-cell>
          <table:table-cell table:style-name="ce3" office:value-type="string" calcext:value-type="string">
            <text:p>69</text:p>
          </table:table-cell>
          <table:table-cell table:formula="of:=DEC2HEX([.F155];8)" office:value-type="string" office:string-value="00001820" calcext:value-type="string">
            <text:p>00001820</text:p>
          </table:table-cell>
          <table:table-cell table:formula="of:=[.U155]*[.U$2]+[.T155]*[.T$2]+[.S155]*[.S$2]+[.R155]*[.R$2]+[.Q155]*[.Q$2]+[.P155]*[.P$2]+[.O155]*[.O$2]+[.N155]*[.N$2]+[.M155]*[.M$2]+[.L155]*[.L$2]+[.K155]*[.K$2]+[.J155]*[.J$2]+[.I155]*[.I$2]" office:value-type="float" office:value="6176" calcext:value-type="float">
            <text:p>6176</text:p>
          </table:table-cell>
          <table:table-cell table:formula="of:=DEC2HEX([.H155];8)" office:value-type="string" office:string-value="00010000" calcext:value-type="string">
            <text:p>00010000</text:p>
          </table:table-cell>
          <table:table-cell table:formula="of:=[.V155]*[.$V$2]+[.W155]*[.$W$2]+[.X155]*[.$X$2]+[.Y155]*[.$Y$2]+[.Z155]*[.$Z$2]+[.AA155]*[.$AA$2]+[.AB155]*[.$AB$2]+[.AC155]*[.$AC$2]+[.AD155]*[.$AD$2]+[.AE155]*[.$AE$2]+[.AF155]*[.$AF$2]+[.AG155]*[.$AG$2]+[.AH155]*[.$AH$2]+[.AI155]*[.$AI$2]+[.AJ155]*[.$AJ$2]+[.AK155]*[.$AK$2]+[.AL155]*[.$AL$2]+[.AM155]*[.$AM$2]+[.AN155]*[.$AN$2]+[.AO155]*[.$AO$2]+[.AP155]*[.$AP$2]+[.AQ155]*[.$AQ$2]+[.AR155]*[.$AR$2]+[.AS155]*[.$AS$2]+[.AT155]*[.$AT$2]+[.AU155]*[.$AU$2]+[.AV155]*[.$AV$2]+[.AW155]*[.$AW$2]+[.AX155]*[.$AX$2]+[.AY155]*[.$AY$2]+[.AZ155]*[.$AZ$2]+[.BA155]*[.$BA$2]" office:value-type="float" office:value="65536" calcext:value-type="float">
            <text:p>6553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6];8)" office:value-type="string" office:string-value="00000100" calcext:value-type="string">
            <text:p>00000100</text:p>
          </table:table-cell>
          <table:table-cell table:formula="of:=[.U156]*[.U$2]+[.T156]*[.T$2]+[.S156]*[.S$2]+[.R156]*[.R$2]+[.Q156]*[.Q$2]+[.P156]*[.P$2]+[.O156]*[.O$2]+[.N156]*[.N$2]+[.M156]*[.M$2]+[.L156]*[.L$2]+[.K156]*[.K$2]+[.J156]*[.J$2]+[.I156]*[.I$2]" office:value-type="float" office:value="256" calcext:value-type="float">
            <text:p>256</text:p>
          </table:table-cell>
          <table:table-cell table:formula="of:=DEC2HEX([.H156];8)" office:value-type="string" office:string-value="00000000" calcext:value-type="string">
            <text:p>00000000</text:p>
          </table:table-cell>
          <table:table-cell table:formula="of:=[.V156]*[.$V$2]+[.W156]*[.$W$2]+[.X156]*[.$X$2]+[.Y156]*[.$Y$2]+[.Z156]*[.$Z$2]+[.AA156]*[.$AA$2]+[.AB156]*[.$AB$2]+[.AC156]*[.$AC$2]+[.AD156]*[.$AD$2]+[.AE156]*[.$AE$2]+[.AF156]*[.$AF$2]+[.AG156]*[.$AG$2]+[.AH156]*[.$AH$2]+[.AI156]*[.$AI$2]+[.AJ156]*[.$AJ$2]+[.AK156]*[.$AK$2]+[.AL156]*[.$AL$2]+[.AM156]*[.$AM$2]+[.AN156]*[.$AN$2]+[.AO156]*[.$AO$2]+[.AP156]*[.$AP$2]+[.AQ156]*[.$AQ$2]+[.AR156]*[.$AR$2]+[.AS156]*[.$AS$2]+[.AT156]*[.$AT$2]+[.AU156]*[.$AU$2]+[.AV156]*[.$AV$2]+[.AW156]*[.$AW$2]+[.AX156]*[.$AX$2]+[.AY156]*[.$AY$2]+[.AZ156]*[.$AZ$2]+[.BA156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7];8)" office:value-type="string" office:string-value="00000000" calcext:value-type="string">
            <text:p>00000000</text:p>
          </table:table-cell>
          <table:table-cell table:formula="of:=[.U157]*[.U$2]+[.T157]*[.T$2]+[.S157]*[.S$2]+[.R157]*[.R$2]+[.Q157]*[.Q$2]+[.P157]*[.P$2]+[.O157]*[.O$2]+[.N157]*[.N$2]+[.M157]*[.M$2]+[.L157]*[.L$2]+[.K157]*[.K$2]+[.J157]*[.J$2]+[.I157]*[.I$2]" office:value-type="float" office:value="0" calcext:value-type="float">
            <text:p>0</text:p>
          </table:table-cell>
          <table:table-cell table:formula="of:=DEC2HEX([.H157];8)" office:value-type="string" office:string-value="80000000" calcext:value-type="string">
            <text:p>80000000</text:p>
          </table:table-cell>
          <table:table-cell table:formula="of:=[.V157]*[.$V$2]+[.W157]*[.$W$2]+[.X157]*[.$X$2]+[.Y157]*[.$Y$2]+[.Z157]*[.$Z$2]+[.AA157]*[.$AA$2]+[.AB157]*[.$AB$2]+[.AC157]*[.$AC$2]+[.AD157]*[.$AD$2]+[.AE157]*[.$AE$2]+[.AF157]*[.$AF$2]+[.AG157]*[.$AG$2]+[.AH157]*[.$AH$2]+[.AI157]*[.$AI$2]+[.AJ157]*[.$AJ$2]+[.AK157]*[.$AK$2]+[.AL157]*[.$AL$2]+[.AM157]*[.$AM$2]+[.AN157]*[.$AN$2]+[.AO157]*[.$AO$2]+[.AP157]*[.$AP$2]+[.AQ157]*[.$AQ$2]+[.AR157]*[.$AR$2]+[.AS157]*[.$AS$2]+[.AT157]*[.$AT$2]+[.AU157]*[.$AU$2]+[.AV157]*[.$AV$2]+[.AW157]*[.$AW$2]+[.AX157]*[.$AX$2]+[.AY157]*[.$AY$2]+[.AZ157]*[.$AZ$2]+[.BA157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F</text:p>
          </table:table-cell>
          <table:table-cell office:value-type="string" calcext:value-type="string">
            <text:p>SP_RAM,M(SP)=F</text:p>
          </table:table-cell>
          <table:table-cell table:style-name="ce3" office:value-type="string" calcext:value-type="string">
            <text:p>6C</text:p>
          </table:table-cell>
          <table:table-cell table:formula="of:=DEC2HEX([.F158];8)" office:value-type="string" office:string-value="00000020" calcext:value-type="string">
            <text:p>00000020</text:p>
          </table:table-cell>
          <table:table-cell table:formula="of:=[.U158]*[.U$2]+[.T158]*[.T$2]+[.S158]*[.S$2]+[.R158]*[.R$2]+[.Q158]*[.Q$2]+[.P158]*[.P$2]+[.O158]*[.O$2]+[.N158]*[.N$2]+[.M158]*[.M$2]+[.L158]*[.L$2]+[.K158]*[.K$2]+[.J158]*[.J$2]+[.I158]*[.I$2]" office:value-type="float" office:value="32" calcext:value-type="float">
            <text:p>32</text:p>
          </table:table-cell>
          <table:table-cell table:formula="of:=DEC2HEX([.H158];8)" office:value-type="string" office:string-value="01010000" calcext:value-type="string">
            <text:p>01010000</text:p>
          </table:table-cell>
          <table:table-cell table:formula="of:=[.V158]*[.$V$2]+[.W158]*[.$W$2]+[.X158]*[.$X$2]+[.Y158]*[.$Y$2]+[.Z158]*[.$Z$2]+[.AA158]*[.$AA$2]+[.AB158]*[.$AB$2]+[.AC158]*[.$AC$2]+[.AD158]*[.$AD$2]+[.AE158]*[.$AE$2]+[.AF158]*[.$AF$2]+[.AG158]*[.$AG$2]+[.AH158]*[.$AH$2]+[.AI158]*[.$AI$2]+[.AJ158]*[.$AJ$2]+[.AK158]*[.$AK$2]+[.AL158]*[.$AL$2]+[.AM158]*[.$AM$2]+[.AN158]*[.$AN$2]+[.AO158]*[.$AO$2]+[.AP158]*[.$AP$2]+[.AQ158]*[.$AQ$2]+[.AR158]*[.$AR$2]+[.AS158]*[.$AS$2]+[.AT158]*[.$AT$2]+[.AU158]*[.$AU$2]+[.AV158]*[.$AV$2]+[.AW158]*[.$AW$2]+[.AX158]*[.$AX$2]+[.AY158]*[.$AY$2]+[.AZ158]*[.$AZ$2]+[.BA158]*[.$BA$2]" office:value-type="float" office:value="16842752" calcext:value-type="float">
            <text:p>16842752</text:p>
          </table:table-cell>
          <table:table-cell table:style-name="ce9" table:number-columns-repeated="2"/>
          <table:table-cell table:number-columns-repeated="4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9];8)" office:value-type="string" office:string-value="00000100" calcext:value-type="string">
            <text:p>00000100</text:p>
          </table:table-cell>
          <table:table-cell table:formula="of:=[.U159]*[.U$2]+[.T159]*[.T$2]+[.S159]*[.S$2]+[.R159]*[.R$2]+[.Q159]*[.Q$2]+[.P159]*[.P$2]+[.O159]*[.O$2]+[.N159]*[.N$2]+[.M159]*[.M$2]+[.L159]*[.L$2]+[.K159]*[.K$2]+[.J159]*[.J$2]+[.I159]*[.I$2]" office:value-type="float" office:value="256" calcext:value-type="float">
            <text:p>256</text:p>
          </table:table-cell>
          <table:table-cell table:formula="of:=DEC2HEX([.H159];8)" office:value-type="string" office:string-value="00000000" calcext:value-type="string">
            <text:p>00000000</text:p>
          </table:table-cell>
          <table:table-cell table:formula="of:=[.V159]*[.$V$2]+[.W159]*[.$W$2]+[.X159]*[.$X$2]+[.Y159]*[.$Y$2]+[.Z159]*[.$Z$2]+[.AA159]*[.$AA$2]+[.AB159]*[.$AB$2]+[.AC159]*[.$AC$2]+[.AD159]*[.$AD$2]+[.AE159]*[.$AE$2]+[.AF159]*[.$AF$2]+[.AG159]*[.$AG$2]+[.AH159]*[.$AH$2]+[.AI159]*[.$AI$2]+[.AJ159]*[.$AJ$2]+[.AK159]*[.$AK$2]+[.AL159]*[.$AL$2]+[.AM159]*[.$AM$2]+[.AN159]*[.$AN$2]+[.AO159]*[.$AO$2]+[.AP159]*[.$AP$2]+[.AQ159]*[.$AQ$2]+[.AR159]*[.$AR$2]+[.AS159]*[.$AS$2]+[.AT159]*[.$AT$2]+[.AU159]*[.$AU$2]+[.AV159]*[.$AV$2]+[.AW159]*[.$AW$2]+[.AX159]*[.$AX$2]+[.AY159]*[.$AY$2]+[.AZ159]*[.$AZ$2]+[.BA159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0];8)" office:value-type="string" office:string-value="00000000" calcext:value-type="string">
            <text:p>00000000</text:p>
          </table:table-cell>
          <table:table-cell table:formula="of:=[.U160]*[.U$2]+[.T160]*[.T$2]+[.S160]*[.S$2]+[.R160]*[.R$2]+[.Q160]*[.Q$2]+[.P160]*[.P$2]+[.O160]*[.O$2]+[.N160]*[.N$2]+[.M160]*[.M$2]+[.L160]*[.L$2]+[.K160]*[.K$2]+[.J160]*[.J$2]+[.I160]*[.I$2]" office:value-type="float" office:value="0" calcext:value-type="float">
            <text:p>0</text:p>
          </table:table-cell>
          <table:table-cell table:formula="of:=DEC2HEX([.H160];8)" office:value-type="string" office:string-value="80000000" calcext:value-type="string">
            <text:p>80000000</text:p>
          </table:table-cell>
          <table:table-cell table:formula="of:=[.V160]*[.$V$2]+[.W160]*[.$W$2]+[.X160]*[.$X$2]+[.Y160]*[.$Y$2]+[.Z160]*[.$Z$2]+[.AA160]*[.$AA$2]+[.AB160]*[.$AB$2]+[.AC160]*[.$AC$2]+[.AD160]*[.$AD$2]+[.AE160]*[.$AE$2]+[.AF160]*[.$AF$2]+[.AG160]*[.$AG$2]+[.AH160]*[.$AH$2]+[.AI160]*[.$AI$2]+[.AJ160]*[.$AJ$2]+[.AK160]*[.$AK$2]+[.AL160]*[.$AL$2]+[.AM160]*[.$AM$2]+[.AN160]*[.$AN$2]+[.AO160]*[.$AO$2]+[.AP160]*[.$AP$2]+[.AQ160]*[.$AQ$2]+[.AR160]*[.$AR$2]+[.AS160]*[.$AS$2]+[.AT160]*[.$AT$2]+[.AU160]*[.$AU$2]+[.AV160]*[.$AV$2]+[.AW160]*[.$AW$2]+[.AX160]*[.$AX$2]+[.AY160]*[.$AY$2]+[.AZ160]*[.$AZ$2]+[.BA160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PUSH 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71</text:p>
          </table:table-cell>
          <table:table-cell table:formula="of:=DEC2HEX([.F161];8)" office:value-type="string" office:string-value="00000001" calcext:value-type="string">
            <text:p>00000001</text:p>
          </table:table-cell>
          <table:table-cell table:formula="of:=[.U161]*[.U$2]+[.T161]*[.T$2]+[.S161]*[.S$2]+[.R161]*[.R$2]+[.Q161]*[.Q$2]+[.P161]*[.P$2]+[.O161]*[.O$2]+[.N161]*[.N$2]+[.M161]*[.M$2]+[.L161]*[.L$2]+[.K161]*[.K$2]+[.J161]*[.J$2]+[.I161]*[.I$2]" office:value-type="float" office:value="1" calcext:value-type="float">
            <text:p>1</text:p>
          </table:table-cell>
          <table:table-cell table:formula="of:=DEC2HEX([.H161];8)" office:value-type="string" office:string-value="00040000" calcext:value-type="string">
            <text:p>00040000</text:p>
          </table:table-cell>
          <table:table-cell table:formula="of:=[.V161]*[.$V$2]+[.W161]*[.$W$2]+[.X161]*[.$X$2]+[.Y161]*[.$Y$2]+[.Z161]*[.$Z$2]+[.AA161]*[.$AA$2]+[.AB161]*[.$AB$2]+[.AC161]*[.$AC$2]+[.AD161]*[.$AD$2]+[.AE161]*[.$AE$2]+[.AF161]*[.$AF$2]+[.AG161]*[.$AG$2]+[.AH161]*[.$AH$2]+[.AI161]*[.$AI$2]+[.AJ161]*[.$AJ$2]+[.AK161]*[.$AK$2]+[.AL161]*[.$AL$2]+[.AM161]*[.$AM$2]+[.AN161]*[.$AN$2]+[.AO161]*[.$AO$2]+[.AP161]*[.$AP$2]+[.AQ161]*[.$AQ$2]+[.AR161]*[.$AR$2]+[.AS161]*[.$AS$2]+[.AT161]*[.$AT$2]+[.AU161]*[.$AU$2]+[.AV161]*[.$AV$2]+[.AW161]*[.$AW$2]+[.AX161]*[.$AX$2]+[.AY161]*[.$AY$2]+[.AZ161]*[.$AZ$2]+[.BA161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162];8)" office:value-type="string" office:string-value="00000028" calcext:value-type="string">
            <text:p>00000028</text:p>
          </table:table-cell>
          <table:table-cell table:formula="of:=[.U162]*[.U$2]+[.T162]*[.T$2]+[.S162]*[.S$2]+[.R162]*[.R$2]+[.Q162]*[.Q$2]+[.P162]*[.P$2]+[.O162]*[.O$2]+[.N162]*[.N$2]+[.M162]*[.M$2]+[.L162]*[.L$2]+[.K162]*[.K$2]+[.J162]*[.J$2]+[.I162]*[.I$2]" office:value-type="float" office:value="40" calcext:value-type="float">
            <text:p>40</text:p>
          </table:table-cell>
          <table:table-cell table:formula="of:=DEC2HEX([.H162];8)" office:value-type="string" office:string-value="00011000" calcext:value-type="string">
            <text:p>00011000</text:p>
          </table:table-cell>
          <table:table-cell table:formula="of:=[.V162]*[.$V$2]+[.W162]*[.$W$2]+[.X162]*[.$X$2]+[.Y162]*[.$Y$2]+[.Z162]*[.$Z$2]+[.AA162]*[.$AA$2]+[.AB162]*[.$AB$2]+[.AC162]*[.$AC$2]+[.AD162]*[.$AD$2]+[.AE162]*[.$AE$2]+[.AF162]*[.$AF$2]+[.AG162]*[.$AG$2]+[.AH162]*[.$AH$2]+[.AI162]*[.$AI$2]+[.AJ162]*[.$AJ$2]+[.AK162]*[.$AK$2]+[.AL162]*[.$AL$2]+[.AM162]*[.$AM$2]+[.AN162]*[.$AN$2]+[.AO162]*[.$AO$2]+[.AP162]*[.$AP$2]+[.AQ162]*[.$AQ$2]+[.AR162]*[.$AR$2]+[.AS162]*[.$AS$2]+[.AT162]*[.$AT$2]+[.AU162]*[.$AU$2]+[.AV162]*[.$AV$2]+[.AW162]*[.$AW$2]+[.AX162]*[.$AX$2]+[.AY162]*[.$AY$2]+[.AZ162]*[.$AZ$2]+[.BA162]*[.$BA$2]" office:value-type="float" office:value="69632" calcext:value-type="float">
            <text:p>69632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63];8)" office:value-type="string" office:string-value="00000100" calcext:value-type="string">
            <text:p>00000100</text:p>
          </table:table-cell>
          <table:table-cell table:formula="of:=[.U163]*[.U$2]+[.T163]*[.T$2]+[.S163]*[.S$2]+[.R163]*[.R$2]+[.Q163]*[.Q$2]+[.P163]*[.P$2]+[.O163]*[.O$2]+[.N163]*[.N$2]+[.M163]*[.M$2]+[.L163]*[.L$2]+[.K163]*[.K$2]+[.J163]*[.J$2]+[.I163]*[.I$2]" office:value-type="float" office:value="256" calcext:value-type="float">
            <text:p>256</text:p>
          </table:table-cell>
          <table:table-cell table:formula="of:=DEC2HEX([.H163];8)" office:value-type="string" office:string-value="00000000" calcext:value-type="string">
            <text:p>00000000</text:p>
          </table:table-cell>
          <table:table-cell table:formula="of:=[.V163]*[.$V$2]+[.W163]*[.$W$2]+[.X163]*[.$X$2]+[.Y163]*[.$Y$2]+[.Z163]*[.$Z$2]+[.AA163]*[.$AA$2]+[.AB163]*[.$AB$2]+[.AC163]*[.$AC$2]+[.AD163]*[.$AD$2]+[.AE163]*[.$AE$2]+[.AF163]*[.$AF$2]+[.AG163]*[.$AG$2]+[.AH163]*[.$AH$2]+[.AI163]*[.$AI$2]+[.AJ163]*[.$AJ$2]+[.AK163]*[.$AK$2]+[.AL163]*[.$AL$2]+[.AM163]*[.$AM$2]+[.AN163]*[.$AN$2]+[.AO163]*[.$AO$2]+[.AP163]*[.$AP$2]+[.AQ163]*[.$AQ$2]+[.AR163]*[.$AR$2]+[.AS163]*[.$AS$2]+[.AT163]*[.$AT$2]+[.AU163]*[.$AU$2]+[.AV163]*[.$AV$2]+[.AW163]*[.$AW$2]+[.AX163]*[.$AX$2]+[.AY163]*[.$AY$2]+[.AZ163]*[.$AZ$2]+[.BA163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Default"/>
          <table:table-cell table:number-columns-repeated="14"/>
          <table:table-cell table:style-name="ce11"/>
          <table:table-cell table:number-columns-repeated="3"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4];8)" office:value-type="string" office:string-value="00000000" calcext:value-type="string">
            <text:p>00000000</text:p>
          </table:table-cell>
          <table:table-cell table:formula="of:=[.U164]*[.U$2]+[.T164]*[.T$2]+[.S164]*[.S$2]+[.R164]*[.R$2]+[.Q164]*[.Q$2]+[.P164]*[.P$2]+[.O164]*[.O$2]+[.N164]*[.N$2]+[.M164]*[.M$2]+[.L164]*[.L$2]+[.K164]*[.K$2]+[.J164]*[.J$2]+[.I164]*[.I$2]" office:value-type="float" office:value="0" calcext:value-type="float">
            <text:p>0</text:p>
          </table:table-cell>
          <table:table-cell table:formula="of:=DEC2HEX([.H164];8)" office:value-type="string" office:string-value="80000000" calcext:value-type="string">
            <text:p>80000000</text:p>
          </table:table-cell>
          <table:table-cell table:formula="of:=[.V164]*[.$V$2]+[.W164]*[.$W$2]+[.X164]*[.$X$2]+[.Y164]*[.$Y$2]+[.Z164]*[.$Z$2]+[.AA164]*[.$AA$2]+[.AB164]*[.$AB$2]+[.AC164]*[.$AC$2]+[.AD164]*[.$AD$2]+[.AE164]*[.$AE$2]+[.AF164]*[.$AF$2]+[.AG164]*[.$AG$2]+[.AH164]*[.$AH$2]+[.AI164]*[.$AI$2]+[.AJ164]*[.$AJ$2]+[.AK164]*[.$AK$2]+[.AL164]*[.$AL$2]+[.AM164]*[.$AM$2]+[.AN164]*[.$AN$2]+[.AO164]*[.$AO$2]+[.AP164]*[.$AP$2]+[.AQ164]*[.$AQ$2]+[.AR164]*[.$AR$2]+[.AS164]*[.$AS$2]+[.AT164]*[.$AT$2]+[.AU164]*[.$AU$2]+[.AV164]*[.$AV$2]+[.AW164]*[.$AW$2]+[.AX164]*[.$AX$2]+[.AY164]*[.$AY$2]+[.AZ164]*[.$AZ$2]+[.BA16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3" office:value-type="string" calcext:value-type="string">
            <text:p>PUSH M,(HL)</text:p>
          </table:table-cell>
          <table:table-cell office:value-type="string" calcext:value-type="string">
            <text:p>REG_ADDR_WR=ROM</text:p>
          </table:table-cell>
          <table:table-cell table:style-name="ce3" office:value-type="string" calcext:value-type="string">
            <text:p>A2</text:p>
          </table:table-cell>
          <table:table-cell table:formula="of:=DEC2HEX([.F165];8)" office:value-type="string" office:string-value="00000001" calcext:value-type="string">
            <text:p>00000001</text:p>
          </table:table-cell>
          <table:table-cell table:formula="of:=[.U165]*[.U$2]+[.T165]*[.T$2]+[.S165]*[.S$2]+[.R165]*[.R$2]+[.Q165]*[.Q$2]+[.P165]*[.P$2]+[.O165]*[.O$2]+[.N165]*[.N$2]+[.M165]*[.M$2]+[.L165]*[.L$2]+[.K165]*[.K$2]+[.J165]*[.J$2]+[.I165]*[.I$2]" office:value-type="float" office:value="1" calcext:value-type="float">
            <text:p>1</text:p>
          </table:table-cell>
          <table:table-cell table:formula="of:=DEC2HEX([.H165];8)" office:value-type="string" office:string-value="00040000" calcext:value-type="string">
            <text:p>00040000</text:p>
          </table:table-cell>
          <table:table-cell table:formula="of:=[.V165]*[.$V$2]+[.W165]*[.$W$2]+[.X165]*[.$X$2]+[.Y165]*[.$Y$2]+[.Z165]*[.$Z$2]+[.AA165]*[.$AA$2]+[.AB165]*[.$AB$2]+[.AC165]*[.$AC$2]+[.AD165]*[.$AD$2]+[.AE165]*[.$AE$2]+[.AF165]*[.$AF$2]+[.AG165]*[.$AG$2]+[.AH165]*[.$AH$2]+[.AI165]*[.$AI$2]+[.AJ165]*[.$AJ$2]+[.AK165]*[.$AK$2]+[.AL165]*[.$AL$2]+[.AM165]*[.$AM$2]+[.AN165]*[.$AN$2]+[.AO165]*[.$AO$2]+[.AP165]*[.$AP$2]+[.AQ165]*[.$AQ$2]+[.AR165]*[.$AR$2]+[.AS165]*[.$AS$2]+[.AT165]*[.$AT$2]+[.AU165]*[.$AU$2]+[.AV165]*[.$AV$2]+[.AW165]*[.$AW$2]+[.AX165]*[.$AX$2]+[.AY165]*[.$AY$2]+[.AZ165]*[.$AZ$2]+[.BA165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6];8)" office:value-type="string" office:string-value="00000000" calcext:value-type="string">
            <text:p>00000000</text:p>
          </table:table-cell>
          <table:table-cell table:formula="of:=[.U166]*[.U$2]+[.T166]*[.T$2]+[.S166]*[.S$2]+[.R166]*[.R$2]+[.Q166]*[.Q$2]+[.P166]*[.P$2]+[.O166]*[.O$2]+[.N166]*[.N$2]+[.M166]*[.M$2]+[.L166]*[.L$2]+[.K166]*[.K$2]+[.J166]*[.J$2]+[.I166]*[.I$2]" office:value-type="float" office:value="0" calcext:value-type="float">
            <text:p>0</text:p>
          </table:table-cell>
          <table:table-cell table:formula="of:=DEC2HEX([.H166];8)" office:value-type="string" office:string-value="00001000" calcext:value-type="string">
            <text:p>00001000</text:p>
          </table:table-cell>
          <table:table-cell table:formula="of:=[.V166]*[.$V$2]+[.W166]*[.$W$2]+[.X166]*[.$X$2]+[.Y166]*[.$Y$2]+[.Z166]*[.$Z$2]+[.AA166]*[.$AA$2]+[.AB166]*[.$AB$2]+[.AC166]*[.$AC$2]+[.AD166]*[.$AD$2]+[.AE166]*[.$AE$2]+[.AF166]*[.$AF$2]+[.AG166]*[.$AG$2]+[.AH166]*[.$AH$2]+[.AI166]*[.$AI$2]+[.AJ166]*[.$AJ$2]+[.AK166]*[.$AK$2]+[.AL166]*[.$AL$2]+[.AM166]*[.$AM$2]+[.AN166]*[.$AN$2]+[.AO166]*[.$AO$2]+[.AP166]*[.$AP$2]+[.AQ166]*[.$AQ$2]+[.AR166]*[.$AR$2]+[.AS166]*[.$AS$2]+[.AT166]*[.$AT$2]+[.AU166]*[.$AU$2]+[.AV166]*[.$AV$2]+[.AW166]*[.$AW$2]+[.AX166]*[.$AX$2]+[.AY166]*[.$AY$2]+[.AZ166]*[.$AZ$2]+[.BA166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167];8)" office:value-type="string" office:string-value="00000000" calcext:value-type="string">
            <text:p>00000000</text:p>
          </table:table-cell>
          <table:table-cell table:formula="of:=[.U167]*[.U$2]+[.T167]*[.T$2]+[.S167]*[.S$2]+[.R167]*[.R$2]+[.Q167]*[.Q$2]+[.P167]*[.P$2]+[.O167]*[.O$2]+[.N167]*[.N$2]+[.M167]*[.M$2]+[.L167]*[.L$2]+[.K167]*[.K$2]+[.J167]*[.J$2]+[.I167]*[.I$2]" office:value-type="float" office:value="0" calcext:value-type="float">
            <text:p>0</text:p>
          </table:table-cell>
          <table:table-cell table:formula="of:=DEC2HEX([.H167];8)" office:value-type="string" office:string-value="00044000" calcext:value-type="string">
            <text:p>00044000</text:p>
          </table:table-cell>
          <table:table-cell table:formula="of:=[.V167]*[.$V$2]+[.W167]*[.$W$2]+[.X167]*[.$X$2]+[.Y167]*[.$Y$2]+[.Z167]*[.$Z$2]+[.AA167]*[.$AA$2]+[.AB167]*[.$AB$2]+[.AC167]*[.$AC$2]+[.AD167]*[.$AD$2]+[.AE167]*[.$AE$2]+[.AF167]*[.$AF$2]+[.AG167]*[.$AG$2]+[.AH167]*[.$AH$2]+[.AI167]*[.$AI$2]+[.AJ167]*[.$AJ$2]+[.AK167]*[.$AK$2]+[.AL167]*[.$AL$2]+[.AM167]*[.$AM$2]+[.AN167]*[.$AN$2]+[.AO167]*[.$AO$2]+[.AP167]*[.$AP$2]+[.AQ167]*[.$AQ$2]+[.AR167]*[.$AR$2]+[.AS167]*[.$AS$2]+[.AT167]*[.$AT$2]+[.AU167]*[.$AU$2]+[.AV167]*[.$AV$2]+[.AW167]*[.$AW$2]+[.AX167]*[.$AX$2]+[.AY167]*[.$AY$2]+[.AZ167]*[.$AZ$2]+[.BA16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8];8)" office:value-type="string" office:string-value="00000000" calcext:value-type="string">
            <text:p>00000000</text:p>
          </table:table-cell>
          <table:table-cell table:formula="of:=[.U168]*[.U$2]+[.T168]*[.T$2]+[.S168]*[.S$2]+[.R168]*[.R$2]+[.Q168]*[.Q$2]+[.P168]*[.P$2]+[.O168]*[.O$2]+[.N168]*[.N$2]+[.M168]*[.M$2]+[.L168]*[.L$2]+[.K168]*[.K$2]+[.J168]*[.J$2]+[.I168]*[.I$2]" office:value-type="float" office:value="0" calcext:value-type="float">
            <text:p>0</text:p>
          </table:table-cell>
          <table:table-cell table:formula="of:=DEC2HEX([.H168];8)" office:value-type="string" office:string-value="00001000" calcext:value-type="string">
            <text:p>00001000</text:p>
          </table:table-cell>
          <table:table-cell table:formula="of:=[.V168]*[.$V$2]+[.W168]*[.$W$2]+[.X168]*[.$X$2]+[.Y168]*[.$Y$2]+[.Z168]*[.$Z$2]+[.AA168]*[.$AA$2]+[.AB168]*[.$AB$2]+[.AC168]*[.$AC$2]+[.AD168]*[.$AD$2]+[.AE168]*[.$AE$2]+[.AF168]*[.$AF$2]+[.AG168]*[.$AG$2]+[.AH168]*[.$AH$2]+[.AI168]*[.$AI$2]+[.AJ168]*[.$AJ$2]+[.AK168]*[.$AK$2]+[.AL168]*[.$AL$2]+[.AM168]*[.$AM$2]+[.AN168]*[.$AN$2]+[.AO168]*[.$AO$2]+[.AP168]*[.$AP$2]+[.AQ168]*[.$AQ$2]+[.AR168]*[.$AR$2]+[.AS168]*[.$AS$2]+[.AT168]*[.$AT$2]+[.AU168]*[.$AU$2]+[.AV168]*[.$AV$2]+[.AW168]*[.$AW$2]+[.AX168]*[.$AX$2]+[.AY168]*[.$AY$2]+[.AZ168]*[.$AZ$2]+[.BA16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69];8)" office:value-type="string" office:string-value="00000000" calcext:value-type="string">
            <text:p>00000000</text:p>
          </table:table-cell>
          <table:table-cell table:formula="of:=[.U169]*[.U$2]+[.T169]*[.T$2]+[.S169]*[.S$2]+[.R169]*[.R$2]+[.Q169]*[.Q$2]+[.P169]*[.P$2]+[.O169]*[.O$2]+[.N169]*[.N$2]+[.M169]*[.M$2]+[.L169]*[.L$2]+[.K169]*[.K$2]+[.J169]*[.J$2]+[.I169]*[.I$2]" office:value-type="float" office:value="0" calcext:value-type="float">
            <text:p>0</text:p>
          </table:table-cell>
          <table:table-cell table:formula="of:=DEC2HEX([.H169];8)" office:value-type="string" office:string-value="00048000" calcext:value-type="string">
            <text:p>00048000</text:p>
          </table:table-cell>
          <table:table-cell table:formula="of:=[.V169]*[.$V$2]+[.W169]*[.$W$2]+[.X169]*[.$X$2]+[.Y169]*[.$Y$2]+[.Z169]*[.$Z$2]+[.AA169]*[.$AA$2]+[.AB169]*[.$AB$2]+[.AC169]*[.$AC$2]+[.AD169]*[.$AD$2]+[.AE169]*[.$AE$2]+[.AF169]*[.$AF$2]+[.AG169]*[.$AG$2]+[.AH169]*[.$AH$2]+[.AI169]*[.$AI$2]+[.AJ169]*[.$AJ$2]+[.AK169]*[.$AK$2]+[.AL169]*[.$AL$2]+[.AM169]*[.$AM$2]+[.AN169]*[.$AN$2]+[.AO169]*[.$AO$2]+[.AP169]*[.$AP$2]+[.AQ169]*[.$AQ$2]+[.AR169]*[.$AR$2]+[.AS169]*[.$AS$2]+[.AT169]*[.$AT$2]+[.AU169]*[.$AU$2]+[.AV169]*[.$AV$2]+[.AW169]*[.$AW$2]+[.AX169]*[.$AX$2]+[.AY169]*[.$AY$2]+[.AZ169]*[.$AZ$2]+[.BA16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70];8)" office:value-type="string" office:string-value="00000000" calcext:value-type="string">
            <text:p>00000000</text:p>
          </table:table-cell>
          <table:table-cell table:formula="of:=[.U170]*[.U$2]+[.T170]*[.T$2]+[.S170]*[.S$2]+[.R170]*[.R$2]+[.Q170]*[.Q$2]+[.P170]*[.P$2]+[.O170]*[.O$2]+[.N170]*[.N$2]+[.M170]*[.M$2]+[.L170]*[.L$2]+[.K170]*[.K$2]+[.J170]*[.J$2]+[.I170]*[.I$2]" office:value-type="float" office:value="0" calcext:value-type="float">
            <text:p>0</text:p>
          </table:table-cell>
          <table:table-cell table:formula="of:=DEC2HEX([.H170];8)" office:value-type="string" office:string-value="00001000" calcext:value-type="string">
            <text:p>00001000</text:p>
          </table:table-cell>
          <table:table-cell table:formula="of:=[.V170]*[.$V$2]+[.W170]*[.$W$2]+[.X170]*[.$X$2]+[.Y170]*[.$Y$2]+[.Z170]*[.$Z$2]+[.AA170]*[.$AA$2]+[.AB170]*[.$AB$2]+[.AC170]*[.$AC$2]+[.AD170]*[.$AD$2]+[.AE170]*[.$AE$2]+[.AF170]*[.$AF$2]+[.AG170]*[.$AG$2]+[.AH170]*[.$AH$2]+[.AI170]*[.$AI$2]+[.AJ170]*[.$AJ$2]+[.AK170]*[.$AK$2]+[.AL170]*[.$AL$2]+[.AM170]*[.$AM$2]+[.AN170]*[.$AN$2]+[.AO170]*[.$AO$2]+[.AP170]*[.$AP$2]+[.AQ170]*[.$AQ$2]+[.AR170]*[.$AR$2]+[.AS170]*[.$AS$2]+[.AT170]*[.$AT$2]+[.AU170]*[.$AU$2]+[.AV170]*[.$AV$2]+[.AW170]*[.$AW$2]+[.AX170]*[.$AX$2]+[.AY170]*[.$AY$2]+[.AZ170]*[.$AZ$2]+[.BA170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171];8)" office:value-type="string" office:string-value="00000010" calcext:value-type="string">
            <text:p>00000010</text:p>
          </table:table-cell>
          <table:table-cell table:formula="of:=[.U171]*[.U$2]+[.T171]*[.T$2]+[.S171]*[.S$2]+[.R171]*[.R$2]+[.Q171]*[.Q$2]+[.P171]*[.P$2]+[.O171]*[.O$2]+[.N171]*[.N$2]+[.M171]*[.M$2]+[.L171]*[.L$2]+[.K171]*[.K$2]+[.J171]*[.J$2]+[.I171]*[.I$2]" office:value-type="float" office:value="16" calcext:value-type="float">
            <text:p>16</text:p>
          </table:table-cell>
          <table:table-cell table:formula="of:=DEC2HEX([.H171];8)" office:value-type="string" office:string-value="00020000" calcext:value-type="string">
            <text:p>00020000</text:p>
          </table:table-cell>
          <table:table-cell table:formula="of:=[.V171]*[.$V$2]+[.W171]*[.$W$2]+[.X171]*[.$X$2]+[.Y171]*[.$Y$2]+[.Z171]*[.$Z$2]+[.AA171]*[.$AA$2]+[.AB171]*[.$AB$2]+[.AC171]*[.$AC$2]+[.AD171]*[.$AD$2]+[.AE171]*[.$AE$2]+[.AF171]*[.$AF$2]+[.AG171]*[.$AG$2]+[.AH171]*[.$AH$2]+[.AI171]*[.$AI$2]+[.AJ171]*[.$AJ$2]+[.AK171]*[.$AK$2]+[.AL171]*[.$AL$2]+[.AM171]*[.$AM$2]+[.AN171]*[.$AN$2]+[.AO171]*[.$AO$2]+[.AP171]*[.$AP$2]+[.AQ171]*[.$AQ$2]+[.AR171]*[.$AR$2]+[.AS171]*[.$AS$2]+[.AT171]*[.$AT$2]+[.AU171]*[.$AU$2]+[.AV171]*[.$AV$2]+[.AW171]*[.$AW$2]+[.AX171]*[.$AX$2]+[.AY171]*[.$AY$2]+[.AZ171]*[.$AZ$2]+[.BA171]*[.$BA$2]" office:value-type="float" office:value="131072" calcext:value-type="float">
            <text:p>131072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172];8)" office:value-type="string" office:string-value="00000028" calcext:value-type="string">
            <text:p>00000028</text:p>
          </table:table-cell>
          <table:table-cell table:formula="of:=[.U172]*[.U$2]+[.T172]*[.T$2]+[.S172]*[.S$2]+[.R172]*[.R$2]+[.Q172]*[.Q$2]+[.P172]*[.P$2]+[.O172]*[.O$2]+[.N172]*[.N$2]+[.M172]*[.M$2]+[.L172]*[.L$2]+[.K172]*[.K$2]+[.J172]*[.J$2]+[.I172]*[.I$2]" office:value-type="float" office:value="40" calcext:value-type="float">
            <text:p>40</text:p>
          </table:table-cell>
          <table:table-cell table:formula="of:=DEC2HEX([.H172];8)" office:value-type="string" office:string-value="00010000" calcext:value-type="string">
            <text:p>00010000</text:p>
          </table:table-cell>
          <table:table-cell table:formula="of:=[.V172]*[.$V$2]+[.W172]*[.$W$2]+[.X172]*[.$X$2]+[.Y172]*[.$Y$2]+[.Z172]*[.$Z$2]+[.AA172]*[.$AA$2]+[.AB172]*[.$AB$2]+[.AC172]*[.$AC$2]+[.AD172]*[.$AD$2]+[.AE172]*[.$AE$2]+[.AF172]*[.$AF$2]+[.AG172]*[.$AG$2]+[.AH172]*[.$AH$2]+[.AI172]*[.$AI$2]+[.AJ172]*[.$AJ$2]+[.AK172]*[.$AK$2]+[.AL172]*[.$AL$2]+[.AM172]*[.$AM$2]+[.AN172]*[.$AN$2]+[.AO172]*[.$AO$2]+[.AP172]*[.$AP$2]+[.AQ172]*[.$AQ$2]+[.AR172]*[.$AR$2]+[.AS172]*[.$AS$2]+[.AT172]*[.$AT$2]+[.AU172]*[.$AU$2]+[.AV172]*[.$AV$2]+[.AW172]*[.$AW$2]+[.AX172]*[.$AX$2]+[.AY172]*[.$AY$2]+[.AZ172]*[.$AZ$2]+[.BA172]*[.$BA$2]" office:value-type="float" office:value="65536" calcext:value-type="float">
            <text:p>65536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73];8)" office:value-type="string" office:string-value="00000100" calcext:value-type="string">
            <text:p>00000100</text:p>
          </table:table-cell>
          <table:table-cell table:formula="of:=[.U173]*[.U$2]+[.T173]*[.T$2]+[.S173]*[.S$2]+[.R173]*[.R$2]+[.Q173]*[.Q$2]+[.P173]*[.P$2]+[.O173]*[.O$2]+[.N173]*[.N$2]+[.M173]*[.M$2]+[.L173]*[.L$2]+[.K173]*[.K$2]+[.J173]*[.J$2]+[.I173]*[.I$2]" office:value-type="float" office:value="256" calcext:value-type="float">
            <text:p>256</text:p>
          </table:table-cell>
          <table:table-cell table:formula="of:=DEC2HEX([.H173];8)" office:value-type="string" office:string-value="00000000" calcext:value-type="string">
            <text:p>00000000</text:p>
          </table:table-cell>
          <table:table-cell table:formula="of:=[.V173]*[.$V$2]+[.W173]*[.$W$2]+[.X173]*[.$X$2]+[.Y173]*[.$Y$2]+[.Z173]*[.$Z$2]+[.AA173]*[.$AA$2]+[.AB173]*[.$AB$2]+[.AC173]*[.$AC$2]+[.AD173]*[.$AD$2]+[.AE173]*[.$AE$2]+[.AF173]*[.$AF$2]+[.AG173]*[.$AG$2]+[.AH173]*[.$AH$2]+[.AI173]*[.$AI$2]+[.AJ173]*[.$AJ$2]+[.AK173]*[.$AK$2]+[.AL173]*[.$AL$2]+[.AM173]*[.$AM$2]+[.AN173]*[.$AN$2]+[.AO173]*[.$AO$2]+[.AP173]*[.$AP$2]+[.AQ173]*[.$AQ$2]+[.AR173]*[.$AR$2]+[.AS173]*[.$AS$2]+[.AT173]*[.$AT$2]+[.AU173]*[.$AU$2]+[.AV173]*[.$AV$2]+[.AW173]*[.$AW$2]+[.AX173]*[.$AX$2]+[.AY173]*[.$AY$2]+[.AZ173]*[.$AZ$2]+[.BA173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Default"/>
          <table:table-cell table:number-columns-repeated="14"/>
          <table:table-cell table:style-name="ce11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4];8)" office:value-type="string" office:string-value="00000000" calcext:value-type="string">
            <text:p>00000000</text:p>
          </table:table-cell>
          <table:table-cell table:formula="of:=[.U174]*[.U$2]+[.T174]*[.T$2]+[.S174]*[.S$2]+[.R174]*[.R$2]+[.Q174]*[.Q$2]+[.P174]*[.P$2]+[.O174]*[.O$2]+[.N174]*[.N$2]+[.M174]*[.M$2]+[.L174]*[.L$2]+[.K174]*[.K$2]+[.J174]*[.J$2]+[.I174]*[.I$2]" office:value-type="float" office:value="0" calcext:value-type="float">
            <text:p>0</text:p>
          </table:table-cell>
          <table:table-cell table:formula="of:=DEC2HEX([.H174];8)" office:value-type="string" office:string-value="80000000" calcext:value-type="string">
            <text:p>80000000</text:p>
          </table:table-cell>
          <table:table-cell table:formula="of:=[.V174]*[.$V$2]+[.W174]*[.$W$2]+[.X174]*[.$X$2]+[.Y174]*[.$Y$2]+[.Z174]*[.$Z$2]+[.AA174]*[.$AA$2]+[.AB174]*[.$AB$2]+[.AC174]*[.$AC$2]+[.AD174]*[.$AD$2]+[.AE174]*[.$AE$2]+[.AF174]*[.$AF$2]+[.AG174]*[.$AG$2]+[.AH174]*[.$AH$2]+[.AI174]*[.$AI$2]+[.AJ174]*[.$AJ$2]+[.AK174]*[.$AK$2]+[.AL174]*[.$AL$2]+[.AM174]*[.$AM$2]+[.AN174]*[.$AN$2]+[.AO174]*[.$AO$2]+[.AP174]*[.$AP$2]+[.AQ174]*[.$AQ$2]+[.AR174]*[.$AR$2]+[.AS174]*[.$AS$2]+[.AT174]*[.$AT$2]+[.AU174]*[.$AU$2]+[.AV174]*[.$AV$2]+[.AW174]*[.$AW$2]+[.AX174]*[.$AX$2]+[.AY174]*[.$AY$2]+[.AZ174]*[.$AZ$2]+[.BA17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9:19:10.322710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6-13T20:00:58.787337842</dc:date>
    <meta:editing-duration>P1DT7H42M37S</meta:editing-duration>
    <meta:editing-cycles>272</meta:editing-cycles>
    <meta:generator>LibreOffice/4.3.3.2$Linux_X86_64 LibreOffice_project/430m0$Build-2</meta:generator>
    <meta:document-statistic meta:table-count="1" meta:cell-count="1382" meta:object-count="0"/>
  </office:meta>
</office:document-meta>
</file>